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fo:border="0.06pt solid #000000"/>
    </style:style>
    <style:style style:name="ce7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API_42371380040000" table:style-name="ta1">
        <table:shapes>
          <draw:frame draw:z-index="0" draw:style-name="gr1" draw:text-style-name="P1" svg:width="136.82mm" svg:height="73.84mm" svg:x="196.69mm" svg:y="0mm">
            <loext:p draw:notify-on-update-of-ranges="Test_API_42371380040000.B3:Test_API_42371380040000.B13 Test_API_42371380040000.E1:Test_API_42371380040000.E1 Test_API_42371380040000.E3:Test_API_42371380040000.E13 Test_API_42371380040000.F1:Test_API_42371380040000.F1 Test_API_42371380040000.F3:Test_API_42371380040000.F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number-columns-repeated="1009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nth-Year</text:p>
          </table:table-cell>
          <table:table-cell table:style-name="ce1" office:value-type="string" calcext:value-type="string">
            <text:p>YearMonth</text:p>
          </table:table-cell>
          <table:table-cell table:style-name="ce1" office:value-type="string" calcext:value-type="string">
            <text:p>Gas</text:p>
          </table:table-cell>
          <table:table-cell table:style-name="ce1" office:value-type="string" calcext:value-type="string">
            <text:p>Gas_Actual</text:p>
          </table:table-cell>
          <table:table-cell table:style-name="ce1" office:value-type="string" calcext:value-type="string">
            <text:p>Gas_Predicted</text:p>
          </table:table-cell>
          <table:table-cell table:style-name="ce1" office:value-type="string" calcext:value-type="string">
            <text:p>MAPE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8-01" calcext:value-type="date">
            <text:p>2016-08-01</text:p>
          </table:table-cell>
          <table:table-cell table:style-name="ce2" table:formula="of:=TEXT([.A2];&quot;mmm&quot;)&amp;&quot;-&quot;&amp;YEAR([.A2])" office:value-type="string" office:string-value="Aug-2016" calcext:value-type="string">
            <text:p>Aug-2016</text:p>
          </table:table-cell>
          <table:table-cell table:style-name="ce4" office:value-type="float" office:value="201608" calcext:value-type="float">
            <text:p>201608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float" office:value="38" calcext:value-type="float">
            <text:p>38.00</text:p>
          </table:table-cell>
          <table:table-cell table:style-name="ce6" office:value-type="float" office:value="36.8370742797852" calcext:value-type="float">
            <text:p>36.84</text:p>
          </table:table-cell>
          <table:table-cell table:style-name="ce7" table:formula="of:=ABS([.E2]-[.F2])/[.E2]" office:value-type="float" office:value="0.0306033084267064" calcext:value-type="float">
            <text:p>0.03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9-01" calcext:value-type="date">
            <text:p>2016-09-01</text:p>
          </table:table-cell>
          <table:table-cell table:style-name="ce2" table:formula="of:=TEXT([.A3];&quot;mmm&quot;)&amp;&quot;-&quot;&amp;YEAR([.A3])" office:value-type="string" office:string-value="Sep-2016" calcext:value-type="string">
            <text:p>Sep-2016</text:p>
          </table:table-cell>
          <table:table-cell table:style-name="ce4" office:value-type="float" office:value="201609" calcext:value-type="float">
            <text:p>201609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0" calcext:value-type="float">
            <text:p>40.00</text:p>
          </table:table-cell>
          <table:table-cell table:style-name="ce6" office:value-type="float" office:value="40.0709533691406" calcext:value-type="float">
            <text:p>40.07</text:p>
          </table:table-cell>
          <table:table-cell table:style-name="ce7" table:formula="of:=ABS([.E3]-[.F3])/[.E3]" office:value-type="float" office:value="0.00177383422851563" calcext:value-type="float">
            <text:p>0.001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10-01" calcext:value-type="date">
            <text:p>2016-10-01</text:p>
          </table:table-cell>
          <table:table-cell table:style-name="ce2" table:formula="of:=TEXT([.A4];&quot;mmm&quot;)&amp;&quot;-&quot;&amp;YEAR([.A4])" office:value-type="string" office:string-value="Oct-2016" calcext:value-type="string">
            <text:p>Oct-2016</text:p>
          </table:table-cell>
          <table:table-cell table:style-name="ce4" office:value-type="float" office:value="201610" calcext:value-type="float">
            <text:p>20161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0" calcext:value-type="float">
            <text:p>40.00</text:p>
          </table:table-cell>
          <table:table-cell table:style-name="ce6" office:value-type="float" office:value="39.1866722106934" calcext:value-type="float">
            <text:p>39.19</text:p>
          </table:table-cell>
          <table:table-cell table:style-name="ce7" table:formula="of:=ABS([.E4]-[.F4])/[.E4]" office:value-type="float" office:value="0.020333194732666" calcext:value-type="float">
            <text:p>0.0203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2" office:value-type="date" office:date-value="2016-11-01" calcext:value-type="date">
            <text:p>2016-11-01</text:p>
          </table:table-cell>
          <table:table-cell table:style-name="ce2" table:formula="of:=TEXT([.A5];&quot;mmm&quot;)&amp;&quot;-&quot;&amp;YEAR([.A5])" office:value-type="string" office:string-value="Nov-2016" calcext:value-type="string">
            <text:p>Nov-2016</text:p>
          </table:table-cell>
          <table:table-cell table:style-name="ce4" office:value-type="float" office:value="201611" calcext:value-type="float">
            <text:p>201611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29.9999980926514" calcext:value-type="float">
            <text:p>30.00</text:p>
          </table:table-cell>
          <table:table-cell table:style-name="ce6" office:value-type="float" office:value="29.9522857666016" calcext:value-type="float">
            <text:p>29.95</text:p>
          </table:table-cell>
          <table:table-cell table:style-name="ce7" table:formula="of:=ABS([.E5]-[.F5])/[.E5]" office:value-type="float" office:value="0.00159041096944243" calcext:value-type="float">
            <text:p>0.001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12-01" calcext:value-type="date">
            <text:p>2016-12-01</text:p>
          </table:table-cell>
          <table:table-cell table:style-name="ce2" table:formula="of:=TEXT([.A6];&quot;mmm&quot;)&amp;&quot;-&quot;&amp;YEAR([.A6])" office:value-type="string" office:string-value="Dec-2016" calcext:value-type="string">
            <text:p>Dec-2016</text:p>
          </table:table-cell>
          <table:table-cell table:style-name="ce4" office:value-type="float" office:value="201612" calcext:value-type="float">
            <text:p>201612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float" office:value="34" calcext:value-type="float">
            <text:p>34.00</text:p>
          </table:table-cell>
          <table:table-cell table:style-name="ce6" office:value-type="float" office:value="33.9883346557617" calcext:value-type="float">
            <text:p>33.99</text:p>
          </table:table-cell>
          <table:table-cell table:style-name="ce7" table:formula="of:=ABS([.E6]-[.F6])/[.E6]" office:value-type="float" office:value="0.000343098359949448" calcext:value-type="float">
            <text:p>0.00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1-01" calcext:value-type="date">
            <text:p>2017-01-01</text:p>
          </table:table-cell>
          <table:table-cell table:style-name="ce2" table:formula="of:=TEXT([.A7];&quot;mmm&quot;)&amp;&quot;-&quot;&amp;YEAR([.A7])" office:value-type="string" office:string-value="Jan-2017" calcext:value-type="string">
            <text:p>Jan-2017</text:p>
          </table:table-cell>
          <table:table-cell table:style-name="ce4" office:value-type="float" office:value="201701" calcext:value-type="float">
            <text:p>201701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29.9999980926514" calcext:value-type="float">
            <text:p>30.00</text:p>
          </table:table-cell>
          <table:table-cell table:style-name="ce6" office:value-type="float" office:value="30.9121322631836" calcext:value-type="float">
            <text:p>30.91</text:p>
          </table:table-cell>
          <table:table-cell table:style-name="ce7" table:formula="of:=ABS([.E7]-[.F7])/[.E7]" office:value-type="float" office:value="0.0304044742841386" calcext:value-type="float">
            <text:p>0.03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2-01" calcext:value-type="date">
            <text:p>2017-02-01</text:p>
          </table:table-cell>
          <table:table-cell table:style-name="ce2" table:formula="of:=TEXT([.A8];&quot;mmm&quot;)&amp;&quot;-&quot;&amp;YEAR([.A8])" office:value-type="string" office:string-value="Feb-2017" calcext:value-type="string">
            <text:p>Feb-2017</text:p>
          </table:table-cell>
          <table:table-cell table:style-name="ce4" office:value-type="float" office:value="201702" calcext:value-type="float">
            <text:p>201702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29.0000019073486" calcext:value-type="float">
            <text:p>29.00</text:p>
          </table:table-cell>
          <table:table-cell table:style-name="ce6" office:value-type="float" office:value="29.2336692810059" calcext:value-type="float">
            <text:p>29.23</text:p>
          </table:table-cell>
          <table:table-cell table:style-name="ce7" table:formula="of:=ABS([.E8]-[.F8])/[.E8]" office:value-type="float" office:value="0.00805749511340601" calcext:value-type="float">
            <text:p>0.008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3-01" calcext:value-type="date">
            <text:p>2017-03-01</text:p>
          </table:table-cell>
          <table:table-cell table:style-name="ce2" table:formula="of:=TEXT([.A9];&quot;mmm&quot;)&amp;&quot;-&quot;&amp;YEAR([.A9])" office:value-type="string" office:string-value="Mar-2017" calcext:value-type="string">
            <text:p>Mar-2017</text:p>
          </table:table-cell>
          <table:table-cell table:style-name="ce4" office:value-type="float" office:value="201703" calcext:value-type="float">
            <text:p>201703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float" office:value="38" calcext:value-type="float">
            <text:p>38.00</text:p>
          </table:table-cell>
          <table:table-cell table:style-name="ce6" office:value-type="float" office:value="38.1109046936035" calcext:value-type="float">
            <text:p>38.11</text:p>
          </table:table-cell>
          <table:table-cell table:style-name="ce7" table:formula="of:=ABS([.E9]-[.F9])/[.E9]" office:value-type="float" office:value="0.00291854456851357" calcext:value-type="float">
            <text:p>0.002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table:style-name="ce2" table:formula="of:=TEXT([.A10];&quot;mmm&quot;)&amp;&quot;-&quot;&amp;YEAR([.A10])" office:value-type="string" office:string-value="Apr-2017" calcext:value-type="string">
            <text:p>Apr-2017</text:p>
          </table:table-cell>
          <table:table-cell table:style-name="ce4" office:value-type="float" office:value="201704" calcext:value-type="float">
            <text:p>201704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float" office:value="28" calcext:value-type="float">
            <text:p>28.00</text:p>
          </table:table-cell>
          <table:table-cell table:style-name="ce6" office:value-type="float" office:value="28.4353923797607" calcext:value-type="float">
            <text:p>28.44</text:p>
          </table:table-cell>
          <table:table-cell table:style-name="ce7" table:formula="of:=ABS([.E10]-[.F10])/[.E10]" office:value-type="float" office:value="0.0155497278485979" calcext:value-type="float">
            <text:p>0.015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5-01" calcext:value-type="date">
            <text:p>2017-05-01</text:p>
          </table:table-cell>
          <table:table-cell table:style-name="ce2" table:formula="of:=TEXT([.A11];&quot;mmm&quot;)&amp;&quot;-&quot;&amp;YEAR([.A11])" office:value-type="string" office:string-value="May-2017" calcext:value-type="string">
            <text:p>May-2017</text:p>
          </table:table-cell>
          <table:table-cell table:style-name="ce4" office:value-type="float" office:value="201705" calcext:value-type="float">
            <text:p>201705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float" office:value="34" calcext:value-type="float">
            <text:p>34.00</text:p>
          </table:table-cell>
          <table:table-cell table:style-name="ce6" office:value-type="float" office:value="34.0946311950684" calcext:value-type="float">
            <text:p>34.09</text:p>
          </table:table-cell>
          <table:table-cell table:style-name="ce7" table:formula="of:=ABS([.E11]-[.F11])/[.E11]" office:value-type="float" office:value="0.00278327044318704" calcext:value-type="float">
            <text:p>0.002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6-01" calcext:value-type="date">
            <text:p>2017-06-01</text:p>
          </table:table-cell>
          <table:table-cell table:style-name="ce2" table:formula="of:=TEXT([.A12];&quot;mmm&quot;)&amp;&quot;-&quot;&amp;YEAR([.A12])" office:value-type="string" office:string-value="Jun-2017" calcext:value-type="string">
            <text:p>Jun-2017</text:p>
          </table:table-cell>
          <table:table-cell table:style-name="ce4" office:value-type="float" office:value="201706" calcext:value-type="float">
            <text:p>201706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float" office:value="33" calcext:value-type="float">
            <text:p>33.00</text:p>
          </table:table-cell>
          <table:table-cell table:style-name="ce6" office:value-type="float" office:value="32.465648651123" calcext:value-type="float">
            <text:p>32.47</text:p>
          </table:table-cell>
          <table:table-cell table:style-name="ce7" table:formula="of:=ABS([.E12]-[.F12])/[.E12]" office:value-type="float" office:value="0.0161924651174834" calcext:value-type="float">
            <text:p>0.0162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5" table:number-columns-repeated="3"/>
          <table:table-cell table:style-name="ce1" office:value-type="string" calcext:value-type="string">
            <text:p>Average MAPE</text:p>
          </table:table-cell>
          <table:table-cell table:style-name="ce8" table:formula="of:=AVERAGE([.G2:.G12])" office:value-type="float" office:value="0.0118681658266006" calcext:value-type="float">
            <text:p>0.0119</text:p>
          </table:table-cell>
          <table:table-cell table:number-columns-repeated="1009"/>
        </table:table-row>
        <table:table-row table:style-name="ro1" table:number-rows-repeated="1048562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Train_API_42371380040000" table:style-name="ta1">
        <table:shapes>
          <draw:frame draw:z-index="0" draw:style-name="gr1" draw:text-style-name="P1" svg:width="160.66mm" svg:height="82.08mm" svg:x="184.06mm" svg:y="0.53mm">
            <loext:p draw:notify-on-update-of-ranges="Train_API_42371380040000.B2:Train_API_42371380040000.B80 Train_API_42371380040000.E1:Train_API_42371380040000.E1 Train_API_42371380040000.E2:Train_API_42371380040000.E80 Train_API_42371380040000.F1:Train_API_42371380040000.F1 Train_API_42371380040000.F2:Train_API_42371380040000.F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number-columns-repeated="3" table:default-cell-style-name="ce3"/>
        <table:table-column table:style-name="co7" table:default-cell-style-name="ce3"/>
        <table:table-column table:style-name="co8" table:number-columns-repeated="2" table:default-cell-style-name="ce9"/>
        <table:table-column table:style-name="co8" table:default-cell-style-name="ce3"/>
        <table:table-column table:style-name="co5" table:number-columns-repeated="1009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nth-Year</text:p>
          </table:table-cell>
          <table:table-cell table:style-name="ce1" office:value-type="string" calcext:value-type="string">
            <text:p>YearMonth</text:p>
          </table:table-cell>
          <table:table-cell table:style-name="ce1" office:value-type="string" calcext:value-type="string">
            <text:p>Oil</text:p>
          </table:table-cell>
          <table:table-cell table:style-name="ce11" office:value-type="string" calcext:value-type="string">
            <text:p>Oil_Actual</text:p>
          </table:table-cell>
          <table:table-cell table:style-name="ce11" office:value-type="string" calcext:value-type="string">
            <text:p>Oil_Predicted</text:p>
          </table:table-cell>
          <table:table-cell table:style-name="ce1" office:value-type="string" calcext:value-type="string">
            <text:p>MAPE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11-01" calcext:value-type="date">
            <text:p>2009-11-01</text:p>
          </table:table-cell>
          <table:table-cell table:style-name="ce2" table:formula="of:=TEXT([.A2];&quot;mmm&quot;)&amp;&quot;-&quot;&amp;YEAR([.A2])" office:value-type="string" office:string-value="Nov-2009" calcext:value-type="string">
            <text:p>Nov-2009</text:p>
          </table:table-cell>
          <table:table-cell table:style-name="ce5" office:value-type="float" office:value="200911" calcext:value-type="float">
            <text:p>200911</text:p>
          </table:table-cell>
          <table:table-cell table:style-name="ce10" office:value-type="float" office:value="101" calcext:value-type="float">
            <text:p>101</text:p>
          </table:table-cell>
          <table:table-cell table:style-name="ce12" office:value-type="float" office:value="101" calcext:value-type="float">
            <text:p>101.00</text:p>
          </table:table-cell>
          <table:table-cell table:style-name="ce12" office:value-type="float" office:value="113.478851318359" calcext:value-type="float">
            <text:p>113.48</text:p>
          </table:table-cell>
          <table:table-cell table:style-name="ce12" table:formula="of:=ABS([.E2]-[.F2])/[.E2]" office:value-type="float" office:value="0.123552983350089" calcext:value-type="float">
            <text:p>0.1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12-01" calcext:value-type="date">
            <text:p>2009-12-01</text:p>
          </table:table-cell>
          <table:table-cell table:style-name="ce2" table:formula="of:=TEXT([.A3];&quot;mmm&quot;)&amp;&quot;-&quot;&amp;YEAR([.A3])" office:value-type="string" office:string-value="Dec-2009" calcext:value-type="string">
            <text:p>Dec-2009</text:p>
          </table:table-cell>
          <table:table-cell table:style-name="ce5" office:value-type="float" office:value="200912" calcext:value-type="float">
            <text:p>200912</text:p>
          </table:table-cell>
          <table:table-cell table:style-name="ce10" office:value-type="float" office:value="121.000007629395" calcext:value-type="float">
            <text:p>121</text:p>
          </table:table-cell>
          <table:table-cell table:style-name="ce12" office:value-type="float" office:value="121.000007629395" calcext:value-type="float">
            <text:p>121.00</text:p>
          </table:table-cell>
          <table:table-cell table:style-name="ce12" office:value-type="float" office:value="132.65771484375" calcext:value-type="float">
            <text:p>132.66</text:p>
          </table:table-cell>
          <table:table-cell table:style-name="ce12" table:formula="of:=ABS([.E3]-[.F3])/[.E3]" office:value-type="float" office:value="0.0963446816471353" calcext:value-type="float">
            <text:p>0.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1-01" calcext:value-type="date">
            <text:p>2010-01-01</text:p>
          </table:table-cell>
          <table:table-cell table:style-name="ce2" table:formula="of:=TEXT([.A4];&quot;mmm&quot;)&amp;&quot;-&quot;&amp;YEAR([.A4])" office:value-type="string" office:string-value="Jan-2010" calcext:value-type="string">
            <text:p>Jan-2010</text:p>
          </table:table-cell>
          <table:table-cell table:style-name="ce5" office:value-type="float" office:value="201001" calcext:value-type="float">
            <text:p>201001</text:p>
          </table:table-cell>
          <table:table-cell table:style-name="ce10" office:value-type="float" office:value="370" calcext:value-type="float">
            <text:p>370</text:p>
          </table:table-cell>
          <table:table-cell table:style-name="ce12" office:value-type="float" office:value="370" calcext:value-type="float">
            <text:p>370.00</text:p>
          </table:table-cell>
          <table:table-cell table:style-name="ce12" office:value-type="float" office:value="154.866470336914" calcext:value-type="float">
            <text:p>154.87</text:p>
          </table:table-cell>
          <table:table-cell table:style-name="ce12" table:formula="of:=ABS([.E4]-[.F4])/[.E4]" office:value-type="float" office:value="0.581441972062395" calcext:value-type="float">
            <text:p>0.5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2-01" calcext:value-type="date">
            <text:p>2010-02-01</text:p>
          </table:table-cell>
          <table:table-cell table:style-name="ce2" table:formula="of:=TEXT([.A5];&quot;mmm&quot;)&amp;&quot;-&quot;&amp;YEAR([.A5])" office:value-type="string" office:string-value="Feb-2010" calcext:value-type="string">
            <text:p>Feb-2010</text:p>
          </table:table-cell>
          <table:table-cell table:style-name="ce5" office:value-type="float" office:value="201002" calcext:value-type="float">
            <text:p>201002</text:p>
          </table:table-cell>
          <table:table-cell table:style-name="ce10" office:value-type="float" office:value="153" calcext:value-type="float">
            <text:p>153</text:p>
          </table:table-cell>
          <table:table-cell table:style-name="ce12" office:value-type="float" office:value="153" calcext:value-type="float">
            <text:p>153.00</text:p>
          </table:table-cell>
          <table:table-cell table:style-name="ce12" office:value-type="float" office:value="127.065986633301" calcext:value-type="float">
            <text:p>127.07</text:p>
          </table:table-cell>
          <table:table-cell table:style-name="ce12" table:formula="of:=ABS([.E5]-[.F5])/[.E5]" office:value-type="float" office:value="0.169503355337902" calcext:value-type="float">
            <text:p>0.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3-01" calcext:value-type="date">
            <text:p>2010-03-01</text:p>
          </table:table-cell>
          <table:table-cell table:style-name="ce2" table:formula="of:=TEXT([.A6];&quot;mmm&quot;)&amp;&quot;-&quot;&amp;YEAR([.A6])" office:value-type="string" office:string-value="Mar-2010" calcext:value-type="string">
            <text:p>Mar-2010</text:p>
          </table:table-cell>
          <table:table-cell table:style-name="ce5" office:value-type="float" office:value="201003" calcext:value-type="float">
            <text:p>201003</text:p>
          </table:table-cell>
          <table:table-cell table:style-name="ce10" office:value-type="float" office:value="142" calcext:value-type="float">
            <text:p>142</text:p>
          </table:table-cell>
          <table:table-cell table:style-name="ce12" office:value-type="float" office:value="142" calcext:value-type="float">
            <text:p>142.00</text:p>
          </table:table-cell>
          <table:table-cell table:style-name="ce12" office:value-type="float" office:value="119.500595092773" calcext:value-type="float">
            <text:p>119.50</text:p>
          </table:table-cell>
          <table:table-cell table:style-name="ce12" table:formula="of:=ABS([.E6]-[.F6])/[.E6]" office:value-type="float" office:value="0.158446513431176" calcext:value-type="float">
            <text:p>0.1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4-01" calcext:value-type="date">
            <text:p>2010-04-01</text:p>
          </table:table-cell>
          <table:table-cell table:style-name="ce2" table:formula="of:=TEXT([.A7];&quot;mmm&quot;)&amp;&quot;-&quot;&amp;YEAR([.A7])" office:value-type="string" office:string-value="Apr-2010" calcext:value-type="string">
            <text:p>Apr-2010</text:p>
          </table:table-cell>
          <table:table-cell table:style-name="ce5" office:value-type="float" office:value="201004" calcext:value-type="float">
            <text:p>201004</text:p>
          </table:table-cell>
          <table:table-cell table:style-name="ce10" office:value-type="float" office:value="122" calcext:value-type="float">
            <text:p>122</text:p>
          </table:table-cell>
          <table:table-cell table:style-name="ce12" office:value-type="float" office:value="122" calcext:value-type="float">
            <text:p>122.00</text:p>
          </table:table-cell>
          <table:table-cell table:style-name="ce12" office:value-type="float" office:value="112.051567077637" calcext:value-type="float">
            <text:p>112.05</text:p>
          </table:table-cell>
          <table:table-cell table:style-name="ce12" table:formula="of:=ABS([.E7]-[.F7])/[.E7]" office:value-type="float" office:value="0.0815445321505164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5-01" calcext:value-type="date">
            <text:p>2010-05-01</text:p>
          </table:table-cell>
          <table:table-cell table:style-name="ce2" table:formula="of:=TEXT([.A8];&quot;mmm&quot;)&amp;&quot;-&quot;&amp;YEAR([.A8])" office:value-type="string" office:string-value="May-2010" calcext:value-type="string">
            <text:p>May-2010</text:p>
          </table:table-cell>
          <table:table-cell table:style-name="ce5" office:value-type="float" office:value="201005" calcext:value-type="float">
            <text:p>201005</text:p>
          </table:table-cell>
          <table:table-cell table:style-name="ce10" office:value-type="float" office:value="114.999992370605" calcext:value-type="float">
            <text:p>115</text:p>
          </table:table-cell>
          <table:table-cell table:style-name="ce12" office:value-type="float" office:value="114.999992370605" calcext:value-type="float">
            <text:p>115.00</text:p>
          </table:table-cell>
          <table:table-cell table:style-name="ce12" office:value-type="float" office:value="107.307769775391" calcext:value-type="float">
            <text:p>107.31</text:p>
          </table:table-cell>
          <table:table-cell table:style-name="ce12" table:formula="of:=ABS([.E8]-[.F8])/[.E8]" office:value-type="float" office:value="0.0668888965698767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6-01" calcext:value-type="date">
            <text:p>2010-06-01</text:p>
          </table:table-cell>
          <table:table-cell table:style-name="ce2" table:formula="of:=TEXT([.A9];&quot;mmm&quot;)&amp;&quot;-&quot;&amp;YEAR([.A9])" office:value-type="string" office:string-value="Jun-2010" calcext:value-type="string">
            <text:p>Jun-2010</text:p>
          </table:table-cell>
          <table:table-cell table:style-name="ce5" office:value-type="float" office:value="201006" calcext:value-type="float">
            <text:p>201006</text:p>
          </table:table-cell>
          <table:table-cell table:style-name="ce10" office:value-type="float" office:value="119" calcext:value-type="float">
            <text:p>119</text:p>
          </table:table-cell>
          <table:table-cell table:style-name="ce12" office:value-type="float" office:value="119" calcext:value-type="float">
            <text:p>119.00</text:p>
          </table:table-cell>
          <table:table-cell table:style-name="ce12" office:value-type="float" office:value="103.344024658203" calcext:value-type="float">
            <text:p>103.34</text:p>
          </table:table-cell>
          <table:table-cell table:style-name="ce12" table:formula="of:=ABS([.E9]-[.F9])/[.E9]" office:value-type="float" office:value="0.131562817998294" calcext:value-type="float">
            <text:p>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7-01" calcext:value-type="date">
            <text:p>2010-07-01</text:p>
          </table:table-cell>
          <table:table-cell table:style-name="ce2" table:formula="of:=TEXT([.A10];&quot;mmm&quot;)&amp;&quot;-&quot;&amp;YEAR([.A10])" office:value-type="string" office:string-value="Jul-2010" calcext:value-type="string">
            <text:p>Jul-2010</text:p>
          </table:table-cell>
          <table:table-cell table:style-name="ce5" office:value-type="float" office:value="201007" calcext:value-type="float">
            <text:p>201007</text:p>
          </table:table-cell>
          <table:table-cell table:style-name="ce10" office:value-type="float" office:value="102" calcext:value-type="float">
            <text:p>102</text:p>
          </table:table-cell>
          <table:table-cell table:style-name="ce12" office:value-type="float" office:value="102" calcext:value-type="float">
            <text:p>102.00</text:p>
          </table:table-cell>
          <table:table-cell table:style-name="ce12" office:value-type="float" office:value="100.2822265625" calcext:value-type="float">
            <text:p>100.28</text:p>
          </table:table-cell>
          <table:table-cell table:style-name="ce12" table:formula="of:=ABS([.E10]-[.F10])/[.E10]" office:value-type="float" office:value="0.016840916053921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8-01" calcext:value-type="date">
            <text:p>2010-08-01</text:p>
          </table:table-cell>
          <table:table-cell table:style-name="ce2" table:formula="of:=TEXT([.A11];&quot;mmm&quot;)&amp;&quot;-&quot;&amp;YEAR([.A11])" office:value-type="string" office:string-value="Aug-2010" calcext:value-type="string">
            <text:p>Aug-2010</text:p>
          </table:table-cell>
          <table:table-cell table:style-name="ce5" office:value-type="float" office:value="201008" calcext:value-type="float">
            <text:p>201008</text:p>
          </table:table-cell>
          <table:table-cell table:style-name="ce10" office:value-type="float" office:value="100.000007629395" calcext:value-type="float">
            <text:p>100</text:p>
          </table:table-cell>
          <table:table-cell table:style-name="ce12" office:value-type="float" office:value="100.000007629395" calcext:value-type="float">
            <text:p>100.00</text:p>
          </table:table-cell>
          <table:table-cell table:style-name="ce12" office:value-type="float" office:value="90.6870651245117" calcext:value-type="float">
            <text:p>90.69</text:p>
          </table:table-cell>
          <table:table-cell table:style-name="ce12" table:formula="of:=ABS([.E11]-[.F11])/[.E11]" office:value-type="float" office:value="0.0931294179436218" calcext:value-type="float">
            <text:p>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9-01" calcext:value-type="date">
            <text:p>2010-09-01</text:p>
          </table:table-cell>
          <table:table-cell table:style-name="ce2" table:formula="of:=TEXT([.A12];&quot;mmm&quot;)&amp;&quot;-&quot;&amp;YEAR([.A12])" office:value-type="string" office:string-value="Sep-2010" calcext:value-type="string">
            <text:p>Sep-2010</text:p>
          </table:table-cell>
          <table:table-cell table:style-name="ce5" office:value-type="float" office:value="201009" calcext:value-type="float">
            <text:p>201009</text:p>
          </table:table-cell>
          <table:table-cell table:style-name="ce10" office:value-type="float" office:value="79.9999923706055" calcext:value-type="float">
            <text:p>80</text:p>
          </table:table-cell>
          <table:table-cell table:style-name="ce12" office:value-type="float" office:value="79.9999923706055" calcext:value-type="float">
            <text:p>80.00</text:p>
          </table:table-cell>
          <table:table-cell table:style-name="ce12" office:value-type="float" office:value="83.1288604736328" calcext:value-type="float">
            <text:p>83.13</text:p>
          </table:table-cell>
          <table:table-cell table:style-name="ce12" table:formula="of:=ABS([.E12]-[.F12])/[.E12]" office:value-type="float" office:value="0.039110855017743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10-01" calcext:value-type="date">
            <text:p>2010-10-01</text:p>
          </table:table-cell>
          <table:table-cell table:style-name="ce2" table:formula="of:=TEXT([.A13];&quot;mmm&quot;)&amp;&quot;-&quot;&amp;YEAR([.A13])" office:value-type="string" office:string-value="Oct-2010" calcext:value-type="string">
            <text:p>Oct-2010</text:p>
          </table:table-cell>
          <table:table-cell table:style-name="ce5" office:value-type="float" office:value="201010" calcext:value-type="float">
            <text:p>201010</text:p>
          </table:table-cell>
          <table:table-cell table:style-name="ce10" office:value-type="float" office:value="100.000007629395" calcext:value-type="float">
            <text:p>100</text:p>
          </table:table-cell>
          <table:table-cell table:style-name="ce12" office:value-type="float" office:value="100.000007629395" calcext:value-type="float">
            <text:p>100.00</text:p>
          </table:table-cell>
          <table:table-cell table:style-name="ce12" office:value-type="float" office:value="82.1709289550781" calcext:value-type="float">
            <text:p>82.17</text:p>
          </table:table-cell>
          <table:table-cell table:style-name="ce12" table:formula="of:=ABS([.E13]-[.F13])/[.E13]" office:value-type="float" office:value="0.178290773140662" calcext:value-type="float">
            <text:p>0.1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11-01" calcext:value-type="date">
            <text:p>2010-11-01</text:p>
          </table:table-cell>
          <table:table-cell table:style-name="ce2" table:formula="of:=TEXT([.A14];&quot;mmm&quot;)&amp;&quot;-&quot;&amp;YEAR([.A14])" office:value-type="string" office:string-value="Nov-2010" calcext:value-type="string">
            <text:p>Nov-2010</text:p>
          </table:table-cell>
          <table:table-cell table:style-name="ce5" office:value-type="float" office:value="201011" calcext:value-type="float">
            <text:p>201011</text:p>
          </table:table-cell>
          <table:table-cell table:style-name="ce10" office:value-type="float" office:value="83.9999923706055" calcext:value-type="float">
            <text:p>84</text:p>
          </table:table-cell>
          <table:table-cell table:style-name="ce12" office:value-type="float" office:value="83.9999923706055" calcext:value-type="float">
            <text:p>84.00</text:p>
          </table:table-cell>
          <table:table-cell table:style-name="ce12" office:value-type="float" office:value="80.7112197875977" calcext:value-type="float">
            <text:p>80.71</text:p>
          </table:table-cell>
          <table:table-cell table:style-name="ce12" table:formula="of:=ABS([.E14]-[.F14])/[.E14]" office:value-type="float" office:value="0.0391520581156464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12-01" calcext:value-type="date">
            <text:p>2010-12-01</text:p>
          </table:table-cell>
          <table:table-cell table:style-name="ce2" table:formula="of:=TEXT([.A15];&quot;mmm&quot;)&amp;&quot;-&quot;&amp;YEAR([.A15])" office:value-type="string" office:string-value="Dec-2010" calcext:value-type="string">
            <text:p>Dec-2010</text:p>
          </table:table-cell>
          <table:table-cell table:style-name="ce5" office:value-type="float" office:value="201012" calcext:value-type="float">
            <text:p>201012</text:p>
          </table:table-cell>
          <table:table-cell table:style-name="ce10" office:value-type="float" office:value="98.9999923706055" calcext:value-type="float">
            <text:p>99</text:p>
          </table:table-cell>
          <table:table-cell table:style-name="ce12" office:value-type="float" office:value="98.9999923706055" calcext:value-type="float">
            <text:p>99.00</text:p>
          </table:table-cell>
          <table:table-cell table:style-name="ce12" office:value-type="float" office:value="78.911865234375" calcext:value-type="float">
            <text:p>78.91</text:p>
          </table:table-cell>
          <table:table-cell table:style-name="ce12" table:formula="of:=ABS([.E15]-[.F15])/[.E15]" office:value-type="float" office:value="0.202910390750646" calcext:value-type="float">
            <text:p>0.2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1-01" calcext:value-type="date">
            <text:p>2011-01-01</text:p>
          </table:table-cell>
          <table:table-cell table:style-name="ce2" table:formula="of:=TEXT([.A16];&quot;mmm&quot;)&amp;&quot;-&quot;&amp;YEAR([.A16])" office:value-type="string" office:string-value="Jan-2011" calcext:value-type="string">
            <text:p>Jan-2011</text:p>
          </table:table-cell>
          <table:table-cell table:style-name="ce5" office:value-type="float" office:value="201101" calcext:value-type="float">
            <text:p>201101</text:p>
          </table:table-cell>
          <table:table-cell table:style-name="ce10" office:value-type="float" office:value="83" calcext:value-type="float">
            <text:p>83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77.1266860961914" calcext:value-type="float">
            <text:p>77.13</text:p>
          </table:table-cell>
          <table:table-cell table:style-name="ce12" table:formula="of:=ABS([.E16]-[.F16])/[.E16]" office:value-type="float" office:value="0.0707628181181758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2-01" calcext:value-type="date">
            <text:p>2011-02-01</text:p>
          </table:table-cell>
          <table:table-cell table:style-name="ce2" table:formula="of:=TEXT([.A17];&quot;mmm&quot;)&amp;&quot;-&quot;&amp;YEAR([.A17])" office:value-type="string" office:string-value="Feb-2011" calcext:value-type="string">
            <text:p>Feb-2011</text:p>
          </table:table-cell>
          <table:table-cell table:style-name="ce5" office:value-type="float" office:value="201102" calcext:value-type="float">
            <text:p>201102</text:p>
          </table:table-cell>
          <table:table-cell table:style-name="ce10" office:value-type="float" office:value="63.0000038146973" calcext:value-type="float">
            <text:p>63</text:p>
          </table:table-cell>
          <table:table-cell table:style-name="ce12" office:value-type="float" office:value="63.0000038146973" calcext:value-type="float">
            <text:p>63.00</text:p>
          </table:table-cell>
          <table:table-cell table:style-name="ce12" office:value-type="float" office:value="74.439323425293" calcext:value-type="float">
            <text:p>74.44</text:p>
          </table:table-cell>
          <table:table-cell table:style-name="ce12" table:formula="of:=ABS([.E17]-[.F17])/[.E17]" office:value-type="float" office:value="0.181576490760894" calcext:value-type="float">
            <text:p>0.1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3-01" calcext:value-type="date">
            <text:p>2011-03-01</text:p>
          </table:table-cell>
          <table:table-cell table:style-name="ce2" table:formula="of:=TEXT([.A18];&quot;mmm&quot;)&amp;&quot;-&quot;&amp;YEAR([.A18])" office:value-type="string" office:string-value="Mar-2011" calcext:value-type="string">
            <text:p>Mar-2011</text:p>
          </table:table-cell>
          <table:table-cell table:style-name="ce5" office:value-type="float" office:value="201103" calcext:value-type="float">
            <text:p>201103</text:p>
          </table:table-cell>
          <table:table-cell table:style-name="ce10" office:value-type="float" office:value="82" calcext:value-type="float">
            <text:p>82</text:p>
          </table:table-cell>
          <table:table-cell table:style-name="ce12" office:value-type="float" office:value="82" calcext:value-type="float">
            <text:p>82.00</text:p>
          </table:table-cell>
          <table:table-cell table:style-name="ce12" office:value-type="float" office:value="72.8905792236328" calcext:value-type="float">
            <text:p>72.89</text:p>
          </table:table-cell>
          <table:table-cell table:style-name="ce12" table:formula="of:=ABS([.E18]-[.F18])/[.E18]" office:value-type="float" office:value="0.111090497272771" calcext:value-type="float">
            <text:p>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4-01" calcext:value-type="date">
            <text:p>2011-04-01</text:p>
          </table:table-cell>
          <table:table-cell table:style-name="ce2" table:formula="of:=TEXT([.A19];&quot;mmm&quot;)&amp;&quot;-&quot;&amp;YEAR([.A19])" office:value-type="string" office:string-value="Apr-2011" calcext:value-type="string">
            <text:p>Apr-2011</text:p>
          </table:table-cell>
          <table:table-cell table:style-name="ce5" office:value-type="float" office:value="201104" calcext:value-type="float">
            <text:p>201104</text:p>
          </table:table-cell>
          <table:table-cell table:style-name="ce10" office:value-type="float" office:value="72" calcext:value-type="float">
            <text:p>72</text:p>
          </table:table-cell>
          <table:table-cell table:style-name="ce12" office:value-type="float" office:value="72" calcext:value-type="float">
            <text:p>72.00</text:p>
          </table:table-cell>
          <table:table-cell table:style-name="ce12" office:value-type="float" office:value="69.8762435913086" calcext:value-type="float">
            <text:p>69.88</text:p>
          </table:table-cell>
          <table:table-cell table:style-name="ce12" table:formula="of:=ABS([.E19]-[.F19])/[.E19]" office:value-type="float" office:value="0.0294966167873806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5-01" calcext:value-type="date">
            <text:p>2011-05-01</text:p>
          </table:table-cell>
          <table:table-cell table:style-name="ce2" table:formula="of:=TEXT([.A20];&quot;mmm&quot;)&amp;&quot;-&quot;&amp;YEAR([.A20])" office:value-type="string" office:string-value="May-2011" calcext:value-type="string">
            <text:p>May-2011</text:p>
          </table:table-cell>
          <table:table-cell table:style-name="ce5" office:value-type="float" office:value="201105" calcext:value-type="float">
            <text:p>201105</text:p>
          </table:table-cell>
          <table:table-cell table:style-name="ce10" office:value-type="float" office:value="71" calcext:value-type="float">
            <text:p>71</text:p>
          </table:table-cell>
          <table:table-cell table:style-name="ce12" office:value-type="float" office:value="71" calcext:value-type="float">
            <text:p>71.00</text:p>
          </table:table-cell>
          <table:table-cell table:style-name="ce12" office:value-type="float" office:value="68.753303527832" calcext:value-type="float">
            <text:p>68.75</text:p>
          </table:table-cell>
          <table:table-cell table:style-name="ce12" table:formula="of:=ABS([.E20]-[.F20])/[.E20]" office:value-type="float" office:value="0.0316436122840563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6-01" calcext:value-type="date">
            <text:p>2011-06-01</text:p>
          </table:table-cell>
          <table:table-cell table:style-name="ce2" table:formula="of:=TEXT([.A21];&quot;mmm&quot;)&amp;&quot;-&quot;&amp;YEAR([.A21])" office:value-type="string" office:string-value="Jun-2011" calcext:value-type="string">
            <text:p>Jun-2011</text:p>
          </table:table-cell>
          <table:table-cell table:style-name="ce5" office:value-type="float" office:value="201106" calcext:value-type="float">
            <text:p>201106</text:p>
          </table:table-cell>
          <table:table-cell table:style-name="ce10" office:value-type="float" office:value="69" calcext:value-type="float">
            <text:p>69</text:p>
          </table:table-cell>
          <table:table-cell table:style-name="ce12" office:value-type="float" office:value="69" calcext:value-type="float">
            <text:p>69.00</text:p>
          </table:table-cell>
          <table:table-cell table:style-name="ce12" office:value-type="float" office:value="67.5830688476563" calcext:value-type="float">
            <text:p>67.58</text:p>
          </table:table-cell>
          <table:table-cell table:style-name="ce12" table:formula="of:=ABS([.E21]-[.F21])/[.E21]" office:value-type="float" office:value="0.020535234091937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7-01" calcext:value-type="date">
            <text:p>2011-07-01</text:p>
          </table:table-cell>
          <table:table-cell table:style-name="ce2" table:formula="of:=TEXT([.A22];&quot;mmm&quot;)&amp;&quot;-&quot;&amp;YEAR([.A22])" office:value-type="string" office:string-value="Jul-2011" calcext:value-type="string">
            <text:p>Jul-2011</text:p>
          </table:table-cell>
          <table:table-cell table:style-name="ce5" office:value-type="float" office:value="201107" calcext:value-type="float">
            <text:p>201107</text:p>
          </table:table-cell>
          <table:table-cell table:style-name="ce10" office:value-type="float" office:value="47" calcext:value-type="float">
            <text:p>47</text:p>
          </table:table-cell>
          <table:table-cell table:style-name="ce12" office:value-type="float" office:value="47" calcext:value-type="float">
            <text:p>47.00</text:p>
          </table:table-cell>
          <table:table-cell table:style-name="ce12" office:value-type="float" office:value="66.8915405273438" calcext:value-type="float">
            <text:p>66.89</text:p>
          </table:table-cell>
          <table:table-cell table:style-name="ce12" table:formula="of:=ABS([.E22]-[.F22])/[.E22]" office:value-type="float" office:value="0.42322426653923" calcext:value-type="float">
            <text:p>0.4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8-01" calcext:value-type="date">
            <text:p>2011-08-01</text:p>
          </table:table-cell>
          <table:table-cell table:style-name="ce2" table:formula="of:=TEXT([.A23];&quot;mmm&quot;)&amp;&quot;-&quot;&amp;YEAR([.A23])" office:value-type="string" office:string-value="Aug-2011" calcext:value-type="string">
            <text:p>Aug-2011</text:p>
          </table:table-cell>
          <table:table-cell table:style-name="ce5" office:value-type="float" office:value="201108" calcext:value-type="float">
            <text:p>201108</text:p>
          </table:table-cell>
          <table:table-cell table:style-name="ce10" office:value-type="float" office:value="86" calcext:value-type="float">
            <text:p>86</text:p>
          </table:table-cell>
          <table:table-cell table:style-name="ce12" office:value-type="float" office:value="86" calcext:value-type="float">
            <text:p>86.00</text:p>
          </table:table-cell>
          <table:table-cell table:style-name="ce12" office:value-type="float" office:value="66.0429382324219" calcext:value-type="float">
            <text:p>66.04</text:p>
          </table:table-cell>
          <table:table-cell table:style-name="ce12" table:formula="of:=ABS([.E23]-[.F23])/[.E23]" office:value-type="float" office:value="0.232058857762536" calcext:value-type="float">
            <text:p>0.2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9-01" calcext:value-type="date">
            <text:p>2011-09-01</text:p>
          </table:table-cell>
          <table:table-cell table:style-name="ce2" table:formula="of:=TEXT([.A24];&quot;mmm&quot;)&amp;&quot;-&quot;&amp;YEAR([.A24])" office:value-type="string" office:string-value="Sep-2011" calcext:value-type="string">
            <text:p>Sep-2011</text:p>
          </table:table-cell>
          <table:table-cell table:style-name="ce5" office:value-type="float" office:value="201109" calcext:value-type="float">
            <text:p>201109</text:p>
          </table:table-cell>
          <table:table-cell table:style-name="ce10" office:value-type="float" office:value="62" calcext:value-type="float">
            <text:p>62</text:p>
          </table:table-cell>
          <table:table-cell table:style-name="ce12" office:value-type="float" office:value="62" calcext:value-type="float">
            <text:p>62.00</text:p>
          </table:table-cell>
          <table:table-cell table:style-name="ce12" office:value-type="float" office:value="65.3002471923828" calcext:value-type="float">
            <text:p>65.30</text:p>
          </table:table-cell>
          <table:table-cell table:style-name="ce12" table:formula="of:=ABS([.E24]-[.F24])/[.E24]" office:value-type="float" office:value="0.053229793425529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10-01" calcext:value-type="date">
            <text:p>2011-10-01</text:p>
          </table:table-cell>
          <table:table-cell table:style-name="ce2" table:formula="of:=TEXT([.A25];&quot;mmm&quot;)&amp;&quot;-&quot;&amp;YEAR([.A25])" office:value-type="string" office:string-value="Oct-2011" calcext:value-type="string">
            <text:p>Oct-2011</text:p>
          </table:table-cell>
          <table:table-cell table:style-name="ce5" office:value-type="float" office:value="201110" calcext:value-type="float">
            <text:p>201110</text:p>
          </table:table-cell>
          <table:table-cell table:style-name="ce10" office:value-type="float" office:value="61" calcext:value-type="float">
            <text:p>61</text:p>
          </table:table-cell>
          <table:table-cell table:style-name="ce12" office:value-type="float" office:value="61" calcext:value-type="float">
            <text:p>61.00</text:p>
          </table:table-cell>
          <table:table-cell table:style-name="ce12" office:value-type="float" office:value="64.3754577636719" calcext:value-type="float">
            <text:p>64.38</text:p>
          </table:table-cell>
          <table:table-cell table:style-name="ce12" table:formula="of:=ABS([.E25]-[.F25])/[.E25]" office:value-type="float" office:value="0.0553353731749492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11-01" calcext:value-type="date">
            <text:p>2011-11-01</text:p>
          </table:table-cell>
          <table:table-cell table:style-name="ce2" table:formula="of:=TEXT([.A26];&quot;mmm&quot;)&amp;&quot;-&quot;&amp;YEAR([.A26])" office:value-type="string" office:string-value="Nov-2011" calcext:value-type="string">
            <text:p>Nov-2011</text:p>
          </table:table-cell>
          <table:table-cell table:style-name="ce5" office:value-type="float" office:value="201111" calcext:value-type="float">
            <text:p>201111</text:p>
          </table:table-cell>
          <table:table-cell table:style-name="ce10" office:value-type="float" office:value="66" calcext:value-type="float">
            <text:p>66</text:p>
          </table:table-cell>
          <table:table-cell table:style-name="ce12" office:value-type="float" office:value="66" calcext:value-type="float">
            <text:p>66.00</text:p>
          </table:table-cell>
          <table:table-cell table:style-name="ce12" office:value-type="float" office:value="63.1351470947266" calcext:value-type="float">
            <text:p>63.14</text:p>
          </table:table-cell>
          <table:table-cell table:style-name="ce12" table:formula="of:=ABS([.E26]-[.F26])/[.E26]" office:value-type="float" office:value="0.0434068622011122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12-01" calcext:value-type="date">
            <text:p>2011-12-01</text:p>
          </table:table-cell>
          <table:table-cell table:style-name="ce2" table:formula="of:=TEXT([.A27];&quot;mmm&quot;)&amp;&quot;-&quot;&amp;YEAR([.A27])" office:value-type="string" office:string-value="Dec-2011" calcext:value-type="string">
            <text:p>Dec-2011</text:p>
          </table:table-cell>
          <table:table-cell table:style-name="ce5" office:value-type="float" office:value="201112" calcext:value-type="float">
            <text:p>201112</text:p>
          </table:table-cell>
          <table:table-cell table:style-name="ce10" office:value-type="float" office:value="67" calcext:value-type="float">
            <text:p>67</text:p>
          </table:table-cell>
          <table:table-cell table:style-name="ce12" office:value-type="float" office:value="67" calcext:value-type="float">
            <text:p>67.00</text:p>
          </table:table-cell>
          <table:table-cell table:style-name="ce12" office:value-type="float" office:value="61.6602363586426" calcext:value-type="float">
            <text:p>61.66</text:p>
          </table:table-cell>
          <table:table-cell table:style-name="ce12" table:formula="of:=ABS([.E27]-[.F27])/[.E27]" office:value-type="float" office:value="0.0796979647963791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1-01" calcext:value-type="date">
            <text:p>2012-01-01</text:p>
          </table:table-cell>
          <table:table-cell table:style-name="ce2" table:formula="of:=TEXT([.A28];&quot;mmm&quot;)&amp;&quot;-&quot;&amp;YEAR([.A28])" office:value-type="string" office:string-value="Jan-2012" calcext:value-type="string">
            <text:p>Jan-2012</text:p>
          </table:table-cell>
          <table:table-cell table:style-name="ce5" office:value-type="float" office:value="201201" calcext:value-type="float">
            <text:p>201201</text:p>
          </table:table-cell>
          <table:table-cell table:style-name="ce10" office:value-type="float" office:value="67" calcext:value-type="float">
            <text:p>67</text:p>
          </table:table-cell>
          <table:table-cell table:style-name="ce12" office:value-type="float" office:value="67" calcext:value-type="float">
            <text:p>67.00</text:p>
          </table:table-cell>
          <table:table-cell table:style-name="ce12" office:value-type="float" office:value="59.7991142272949" calcext:value-type="float">
            <text:p>59.80</text:p>
          </table:table-cell>
          <table:table-cell table:style-name="ce12" table:formula="of:=ABS([.E28]-[.F28])/[.E28]" office:value-type="float" office:value="0.1074759070553" calcext:value-type="float">
            <text:p>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2-01" calcext:value-type="date">
            <text:p>2012-02-01</text:p>
          </table:table-cell>
          <table:table-cell table:style-name="ce2" table:formula="of:=TEXT([.A29];&quot;mmm&quot;)&amp;&quot;-&quot;&amp;YEAR([.A29])" office:value-type="string" office:string-value="Feb-2012" calcext:value-type="string">
            <text:p>Feb-2012</text:p>
          </table:table-cell>
          <table:table-cell table:style-name="ce5" office:value-type="float" office:value="201202" calcext:value-type="float">
            <text:p>201202</text:p>
          </table:table-cell>
          <table:table-cell table:style-name="ce10" office:value-type="float" office:value="54" calcext:value-type="float">
            <text:p>54</text:p>
          </table:table-cell>
          <table:table-cell table:style-name="ce12" office:value-type="float" office:value="54" calcext:value-type="float">
            <text:p>54.00</text:p>
          </table:table-cell>
          <table:table-cell table:style-name="ce12" office:value-type="float" office:value="55.8986396789551" calcext:value-type="float">
            <text:p>55.90</text:p>
          </table:table-cell>
          <table:table-cell table:style-name="ce12" table:formula="of:=ABS([.E29]-[.F29])/[.E29]" office:value-type="float" office:value="0.0351599940547241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3-01" calcext:value-type="date">
            <text:p>2012-03-01</text:p>
          </table:table-cell>
          <table:table-cell table:style-name="ce2" table:formula="of:=TEXT([.A30];&quot;mmm&quot;)&amp;&quot;-&quot;&amp;YEAR([.A30])" office:value-type="string" office:string-value="Mar-2012" calcext:value-type="string">
            <text:p>Mar-2012</text:p>
          </table:table-cell>
          <table:table-cell table:style-name="ce5" office:value-type="float" office:value="201203" calcext:value-type="float">
            <text:p>201203</text:p>
          </table:table-cell>
          <table:table-cell table:style-name="ce10" office:value-type="float" office:value="67" calcext:value-type="float">
            <text:p>67</text:p>
          </table:table-cell>
          <table:table-cell table:style-name="ce12" office:value-type="float" office:value="67" calcext:value-type="float">
            <text:p>67.00</text:p>
          </table:table-cell>
          <table:table-cell table:style-name="ce12" office:value-type="float" office:value="54.6870269775391" calcext:value-type="float">
            <text:p>54.69</text:p>
          </table:table-cell>
          <table:table-cell table:style-name="ce12" table:formula="of:=ABS([.E30]-[.F30])/[.E30]" office:value-type="float" office:value="0.183775716753148" calcext:value-type="float">
            <text:p>0.1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4-01" calcext:value-type="date">
            <text:p>2012-04-01</text:p>
          </table:table-cell>
          <table:table-cell table:style-name="ce2" table:formula="of:=TEXT([.A31];&quot;mmm&quot;)&amp;&quot;-&quot;&amp;YEAR([.A31])" office:value-type="string" office:string-value="Apr-2012" calcext:value-type="string">
            <text:p>Apr-2012</text:p>
          </table:table-cell>
          <table:table-cell table:style-name="ce5" office:value-type="float" office:value="201204" calcext:value-type="float">
            <text:p>201204</text:p>
          </table:table-cell>
          <table:table-cell table:style-name="ce10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.00</text:p>
          </table:table-cell>
          <table:table-cell table:style-name="ce12" office:value-type="float" office:value="53.6308708190918" calcext:value-type="float">
            <text:p>53.63</text:p>
          </table:table-cell>
          <table:table-cell table:style-name="ce12" table:formula="of:=ABS([.E31]-[.F31])/[.E31]" office:value-type="float" office:value="0.17490967970628" calcext:value-type="float">
            <text:p>0.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5-01" calcext:value-type="date">
            <text:p>2012-05-01</text:p>
          </table:table-cell>
          <table:table-cell table:style-name="ce2" table:formula="of:=TEXT([.A32];&quot;mmm&quot;)&amp;&quot;-&quot;&amp;YEAR([.A32])" office:value-type="string" office:string-value="May-2012" calcext:value-type="string">
            <text:p>May-2012</text:p>
          </table:table-cell>
          <table:table-cell table:style-name="ce5" office:value-type="float" office:value="201205" calcext:value-type="float">
            <text:p>201205</text:p>
          </table:table-cell>
          <table:table-cell table:style-name="ce10" office:value-type="float" office:value="53" calcext:value-type="float">
            <text:p>53</text:p>
          </table:table-cell>
          <table:table-cell table:style-name="ce12" office:value-type="float" office:value="53" calcext:value-type="float">
            <text:p>53.00</text:p>
          </table:table-cell>
          <table:table-cell table:style-name="ce12" office:value-type="float" office:value="52.7549591064453" calcext:value-type="float">
            <text:p>52.75</text:p>
          </table:table-cell>
          <table:table-cell table:style-name="ce12" table:formula="of:=ABS([.E32]-[.F32])/[.E32]" office:value-type="float" office:value="0.00462341308593777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6-01" calcext:value-type="date">
            <text:p>2012-06-01</text:p>
          </table:table-cell>
          <table:table-cell table:style-name="ce2" table:formula="of:=TEXT([.A33];&quot;mmm&quot;)&amp;&quot;-&quot;&amp;YEAR([.A33])" office:value-type="string" office:string-value="Jun-2012" calcext:value-type="string">
            <text:p>Jun-2012</text:p>
          </table:table-cell>
          <table:table-cell table:style-name="ce5" office:value-type="float" office:value="201206" calcext:value-type="float">
            <text:p>201206</text:p>
          </table:table-cell>
          <table:table-cell table:style-name="ce10" office:value-type="float" office:value="59.9999961853027" calcext:value-type="float">
            <text:p>60</text:p>
          </table:table-cell>
          <table:table-cell table:style-name="ce12" office:value-type="float" office:value="59.9999961853027" calcext:value-type="float">
            <text:p>60.00</text:p>
          </table:table-cell>
          <table:table-cell table:style-name="ce12" office:value-type="float" office:value="51.9275894165039" calcext:value-type="float">
            <text:p>51.93</text:p>
          </table:table-cell>
          <table:table-cell table:style-name="ce12" table:formula="of:=ABS([.E33]-[.F33])/[.E33]" office:value-type="float" office:value="0.134540121367144" calcext:value-type="float">
            <text:p>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7-01" calcext:value-type="date">
            <text:p>2012-07-01</text:p>
          </table:table-cell>
          <table:table-cell table:style-name="ce2" table:formula="of:=TEXT([.A34];&quot;mmm&quot;)&amp;&quot;-&quot;&amp;YEAR([.A34])" office:value-type="string" office:string-value="Jul-2012" calcext:value-type="string">
            <text:p>Jul-2012</text:p>
          </table:table-cell>
          <table:table-cell table:style-name="ce5" office:value-type="float" office:value="201207" calcext:value-type="float">
            <text:p>201207</text:p>
          </table:table-cell>
          <table:table-cell table:style-name="ce10" office:value-type="float" office:value="49" calcext:value-type="float">
            <text:p>49</text:p>
          </table:table-cell>
          <table:table-cell table:style-name="ce12" office:value-type="float" office:value="49" calcext:value-type="float">
            <text:p>49.00</text:p>
          </table:table-cell>
          <table:table-cell table:style-name="ce12" office:value-type="float" office:value="51.070686340332" calcext:value-type="float">
            <text:p>51.07</text:p>
          </table:table-cell>
          <table:table-cell table:style-name="ce12" table:formula="of:=ABS([.E34]-[.F34])/[.E34]" office:value-type="float" office:value="0.0422589049047348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8-01" calcext:value-type="date">
            <text:p>2012-08-01</text:p>
          </table:table-cell>
          <table:table-cell table:style-name="ce2" table:formula="of:=TEXT([.A35];&quot;mmm&quot;)&amp;&quot;-&quot;&amp;YEAR([.A35])" office:value-type="string" office:string-value="Aug-2012" calcext:value-type="string">
            <text:p>Aug-2012</text:p>
          </table:table-cell>
          <table:table-cell table:style-name="ce5" office:value-type="float" office:value="201208" calcext:value-type="float">
            <text:p>201208</text:p>
          </table:table-cell>
          <table:table-cell table:style-name="ce10" office:value-type="float" office:value="50.0000038146973" calcext:value-type="float">
            <text:p>50</text:p>
          </table:table-cell>
          <table:table-cell table:style-name="ce12" office:value-type="float" office:value="50.0000038146973" calcext:value-type="float">
            <text:p>50.00</text:p>
          </table:table-cell>
          <table:table-cell table:style-name="ce12" office:value-type="float" office:value="50.3767242431641" calcext:value-type="float">
            <text:p>50.38</text:p>
          </table:table-cell>
          <table:table-cell table:style-name="ce12" table:formula="of:=ABS([.E35]-[.F35])/[.E35]" office:value-type="float" office:value="0.00753440799450622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9-01" calcext:value-type="date">
            <text:p>2012-09-01</text:p>
          </table:table-cell>
          <table:table-cell table:style-name="ce2" table:formula="of:=TEXT([.A36];&quot;mmm&quot;)&amp;&quot;-&quot;&amp;YEAR([.A36])" office:value-type="string" office:string-value="Sep-2012" calcext:value-type="string">
            <text:p>Sep-2012</text:p>
          </table:table-cell>
          <table:table-cell table:style-name="ce5" office:value-type="float" office:value="201209" calcext:value-type="float">
            <text:p>201209</text:p>
          </table:table-cell>
          <table:table-cell table:style-name="ce10" office:value-type="float" office:value="36" calcext:value-type="float">
            <text:p>36</text:p>
          </table:table-cell>
          <table:table-cell table:style-name="ce12" office:value-type="float" office:value="36" calcext:value-type="float">
            <text:p>36.00</text:p>
          </table:table-cell>
          <table:table-cell table:style-name="ce12" office:value-type="float" office:value="49.7165985107422" calcext:value-type="float">
            <text:p>49.72</text:p>
          </table:table-cell>
          <table:table-cell table:style-name="ce12" table:formula="of:=ABS([.E36]-[.F36])/[.E36]" office:value-type="float" office:value="0.381016625298394" calcext:value-type="float">
            <text:p>0.3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0-01" calcext:value-type="date">
            <text:p>2012-10-01</text:p>
          </table:table-cell>
          <table:table-cell table:style-name="ce2" table:formula="of:=TEXT([.A37];&quot;mmm&quot;)&amp;&quot;-&quot;&amp;YEAR([.A37])" office:value-type="string" office:string-value="Oct-2012" calcext:value-type="string">
            <text:p>Oct-2012</text:p>
          </table:table-cell>
          <table:table-cell table:style-name="ce5" office:value-type="float" office:value="201210" calcext:value-type="float">
            <text:p>201210</text:p>
          </table:table-cell>
          <table:table-cell table:style-name="ce10" office:value-type="float" office:value="70" calcext:value-type="float">
            <text:p>70</text:p>
          </table:table-cell>
          <table:table-cell table:style-name="ce12" office:value-type="float" office:value="70" calcext:value-type="float">
            <text:p>70.00</text:p>
          </table:table-cell>
          <table:table-cell table:style-name="ce12" office:value-type="float" office:value="49.2935485839844" calcext:value-type="float">
            <text:p>49.29</text:p>
          </table:table-cell>
          <table:table-cell table:style-name="ce12" table:formula="of:=ABS([.E37]-[.F37])/[.E37]" office:value-type="float" office:value="0.295806448800223" calcext:value-type="float">
            <text:p>0.3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1-01" calcext:value-type="date">
            <text:p>2012-11-01</text:p>
          </table:table-cell>
          <table:table-cell table:style-name="ce2" table:formula="of:=TEXT([.A38];&quot;mmm&quot;)&amp;&quot;-&quot;&amp;YEAR([.A38])" office:value-type="string" office:string-value="Nov-2012" calcext:value-type="string">
            <text:p>Nov-2012</text:p>
          </table:table-cell>
          <table:table-cell table:style-name="ce5" office:value-type="float" office:value="201211" calcext:value-type="float">
            <text:p>201211</text:p>
          </table:table-cell>
          <table:table-cell table:style-name="ce10" office:value-type="float" office:value="48" calcext:value-type="float">
            <text:p>48</text:p>
          </table:table-cell>
          <table:table-cell table:style-name="ce12" office:value-type="float" office:value="48" calcext:value-type="float">
            <text:p>48.00</text:p>
          </table:table-cell>
          <table:table-cell table:style-name="ce12" office:value-type="float" office:value="48.673454284668" calcext:value-type="float">
            <text:p>48.67</text:p>
          </table:table-cell>
          <table:table-cell table:style-name="ce12" table:formula="of:=ABS([.E38]-[.F38])/[.E38]" office:value-type="float" office:value="0.014030297597249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2-01" calcext:value-type="date">
            <text:p>2012-12-01</text:p>
          </table:table-cell>
          <table:table-cell table:style-name="ce2" table:formula="of:=TEXT([.A39];&quot;mmm&quot;)&amp;&quot;-&quot;&amp;YEAR([.A39])" office:value-type="string" office:string-value="Dec-2012" calcext:value-type="string">
            <text:p>Dec-2012</text:p>
          </table:table-cell>
          <table:table-cell table:style-name="ce5" office:value-type="float" office:value="201212" calcext:value-type="float">
            <text:p>201212</text:p>
          </table:table-cell>
          <table:table-cell table:style-name="ce10" office:value-type="float" office:value="45" calcext:value-type="float">
            <text:p>45</text:p>
          </table:table-cell>
          <table:table-cell table:style-name="ce12" office:value-type="float" office:value="45" calcext:value-type="float">
            <text:p>45.00</text:p>
          </table:table-cell>
          <table:table-cell table:style-name="ce12" office:value-type="float" office:value="48.2666244506836" calcext:value-type="float">
            <text:p>48.27</text:p>
          </table:table-cell>
          <table:table-cell table:style-name="ce12" table:formula="of:=ABS([.E39]-[.F39])/[.E39]" office:value-type="float" office:value="0.0725916544596356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1-01" calcext:value-type="date">
            <text:p>2013-01-01</text:p>
          </table:table-cell>
          <table:table-cell table:style-name="ce2" table:formula="of:=TEXT([.A40];&quot;mmm&quot;)&amp;&quot;-&quot;&amp;YEAR([.A40])" office:value-type="string" office:string-value="Jan-2013" calcext:value-type="string">
            <text:p>Jan-2013</text:p>
          </table:table-cell>
          <table:table-cell table:style-name="ce5" office:value-type="float" office:value="201301" calcext:value-type="float">
            <text:p>201301</text:p>
          </table:table-cell>
          <table:table-cell table:style-name="ce10" office:value-type="float" office:value="62" calcext:value-type="float">
            <text:p>62</text:p>
          </table:table-cell>
          <table:table-cell table:style-name="ce12" office:value-type="float" office:value="62" calcext:value-type="float">
            <text:p>62.00</text:p>
          </table:table-cell>
          <table:table-cell table:style-name="ce12" office:value-type="float" office:value="47.6596069335938" calcext:value-type="float">
            <text:p>47.66</text:p>
          </table:table-cell>
          <table:table-cell table:style-name="ce12" table:formula="of:=ABS([.E40]-[.F40])/[.E40]" office:value-type="float" office:value="0.23129666236139" calcext:value-type="float">
            <text:p>0.2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2-01" calcext:value-type="date">
            <text:p>2013-02-01</text:p>
          </table:table-cell>
          <table:table-cell table:style-name="ce2" table:formula="of:=TEXT([.A41];&quot;mmm&quot;)&amp;&quot;-&quot;&amp;YEAR([.A41])" office:value-type="string" office:string-value="Feb-2013" calcext:value-type="string">
            <text:p>Feb-2013</text:p>
          </table:table-cell>
          <table:table-cell table:style-name="ce5" office:value-type="float" office:value="201302" calcext:value-type="float">
            <text:p>201302</text:p>
          </table:table-cell>
          <table:table-cell table:style-name="ce10" office:value-type="float" office:value="47" calcext:value-type="float">
            <text:p>47</text:p>
          </table:table-cell>
          <table:table-cell table:style-name="ce12" office:value-type="float" office:value="47" calcext:value-type="float">
            <text:p>47.00</text:p>
          </table:table-cell>
          <table:table-cell table:style-name="ce12" office:value-type="float" office:value="47.3301391601563" calcext:value-type="float">
            <text:p>47.33</text:p>
          </table:table-cell>
          <table:table-cell table:style-name="ce12" table:formula="of:=ABS([.E41]-[.F41])/[.E41]" office:value-type="float" office:value="0.00702423745013404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3-01" calcext:value-type="date">
            <text:p>2013-03-01</text:p>
          </table:table-cell>
          <table:table-cell table:style-name="ce2" table:formula="of:=TEXT([.A42];&quot;mmm&quot;)&amp;&quot;-&quot;&amp;YEAR([.A42])" office:value-type="string" office:string-value="Mar-2013" calcext:value-type="string">
            <text:p>Mar-2013</text:p>
          </table:table-cell>
          <table:table-cell table:style-name="ce5" office:value-type="float" office:value="201303" calcext:value-type="float">
            <text:p>201303</text:p>
          </table:table-cell>
          <table:table-cell table:style-name="ce10" office:value-type="float" office:value="45" calcext:value-type="float">
            <text:p>45</text:p>
          </table:table-cell>
          <table:table-cell table:style-name="ce12" office:value-type="float" office:value="45" calcext:value-type="float">
            <text:p>45.00</text:p>
          </table:table-cell>
          <table:table-cell table:style-name="ce12" office:value-type="float" office:value="47.1889266967773" calcext:value-type="float">
            <text:p>47.19</text:p>
          </table:table-cell>
          <table:table-cell table:style-name="ce12" table:formula="of:=ABS([.E42]-[.F42])/[.E42]" office:value-type="float" office:value="0.0486428154839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4-01" calcext:value-type="date">
            <text:p>2013-04-01</text:p>
          </table:table-cell>
          <table:table-cell table:style-name="ce2" table:formula="of:=TEXT([.A43];&quot;mmm&quot;)&amp;&quot;-&quot;&amp;YEAR([.A43])" office:value-type="string" office:string-value="Apr-2013" calcext:value-type="string">
            <text:p>Apr-2013</text:p>
          </table:table-cell>
          <table:table-cell table:style-name="ce5" office:value-type="float" office:value="201304" calcext:value-type="float">
            <text:p>201304</text:p>
          </table:table-cell>
          <table:table-cell table:style-name="ce10" office:value-type="float" office:value="41" calcext:value-type="float">
            <text:p>41</text:p>
          </table:table-cell>
          <table:table-cell table:style-name="ce12" office:value-type="float" office:value="41" calcext:value-type="float">
            <text:p>41.00</text:p>
          </table:table-cell>
          <table:table-cell table:style-name="ce12" office:value-type="float" office:value="46.7882118225098" calcext:value-type="float">
            <text:p>46.79</text:p>
          </table:table-cell>
          <table:table-cell table:style-name="ce12" table:formula="of:=ABS([.E43]-[.F43])/[.E43]" office:value-type="float" office:value="0.141175898109995" calcext:value-type="float">
            <text:p>0.1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5-01" calcext:value-type="date">
            <text:p>2013-05-01</text:p>
          </table:table-cell>
          <table:table-cell table:style-name="ce2" table:formula="of:=TEXT([.A44];&quot;mmm&quot;)&amp;&quot;-&quot;&amp;YEAR([.A44])" office:value-type="string" office:string-value="May-2013" calcext:value-type="string">
            <text:p>May-2013</text:p>
          </table:table-cell>
          <table:table-cell table:style-name="ce5" office:value-type="float" office:value="201305" calcext:value-type="float">
            <text:p>201305</text:p>
          </table:table-cell>
          <table:table-cell table:style-name="ce10" office:value-type="float" office:value="51" calcext:value-type="float">
            <text:p>51</text:p>
          </table:table-cell>
          <table:table-cell table:style-name="ce12" office:value-type="float" office:value="51" calcext:value-type="float">
            <text:p>51.00</text:p>
          </table:table-cell>
          <table:table-cell table:style-name="ce12" office:value-type="float" office:value="46.4756889343262" calcext:value-type="float">
            <text:p>46.48</text:p>
          </table:table-cell>
          <table:table-cell table:style-name="ce12" table:formula="of:=ABS([.E44]-[.F44])/[.E44]" office:value-type="float" office:value="0.0887119816798784" calcext:value-type="float">
            <text:p>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6-01" calcext:value-type="date">
            <text:p>2013-06-01</text:p>
          </table:table-cell>
          <table:table-cell table:style-name="ce2" table:formula="of:=TEXT([.A45];&quot;mmm&quot;)&amp;&quot;-&quot;&amp;YEAR([.A45])" office:value-type="string" office:string-value="Jun-2013" calcext:value-type="string">
            <text:p>Jun-2013</text:p>
          </table:table-cell>
          <table:table-cell table:style-name="ce5" office:value-type="float" office:value="201306" calcext:value-type="float">
            <text:p>201306</text:p>
          </table:table-cell>
          <table:table-cell table:style-name="ce10" office:value-type="float" office:value="51" calcext:value-type="float">
            <text:p>51</text:p>
          </table:table-cell>
          <table:table-cell table:style-name="ce12" office:value-type="float" office:value="51" calcext:value-type="float">
            <text:p>51.00</text:p>
          </table:table-cell>
          <table:table-cell table:style-name="ce12" office:value-type="float" office:value="46.1389541625977" calcext:value-type="float">
            <text:p>46.14</text:p>
          </table:table-cell>
          <table:table-cell table:style-name="ce12" table:formula="of:=ABS([.E45]-[.F45])/[.E45]" office:value-type="float" office:value="0.0953146242627902" calcext:value-type="float">
            <text:p>0.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7-01" calcext:value-type="date">
            <text:p>2013-07-01</text:p>
          </table:table-cell>
          <table:table-cell table:style-name="ce2" table:formula="of:=TEXT([.A46];&quot;mmm&quot;)&amp;&quot;-&quot;&amp;YEAR([.A46])" office:value-type="string" office:string-value="Jul-2013" calcext:value-type="string">
            <text:p>Jul-2013</text:p>
          </table:table-cell>
          <table:table-cell table:style-name="ce5" office:value-type="float" office:value="201307" calcext:value-type="float">
            <text:p>201307</text:p>
          </table:table-cell>
          <table:table-cell table:style-name="ce10" office:value-type="float" office:value="50.0000038146973" calcext:value-type="float">
            <text:p>50</text:p>
          </table:table-cell>
          <table:table-cell table:style-name="ce12" office:value-type="float" office:value="50.0000038146973" calcext:value-type="float">
            <text:p>50.00</text:p>
          </table:table-cell>
          <table:table-cell table:style-name="ce12" office:value-type="float" office:value="45.7798538208008" calcext:value-type="float">
            <text:p>45.78</text:p>
          </table:table-cell>
          <table:table-cell table:style-name="ce12" table:formula="of:=ABS([.E46]-[.F46])/[.E46]" office:value-type="float" office:value="0.0844029934384925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8-01" calcext:value-type="date">
            <text:p>2013-08-01</text:p>
          </table:table-cell>
          <table:table-cell table:style-name="ce2" table:formula="of:=TEXT([.A47];&quot;mmm&quot;)&amp;&quot;-&quot;&amp;YEAR([.A47])" office:value-type="string" office:string-value="Aug-2013" calcext:value-type="string">
            <text:p>Aug-2013</text:p>
          </table:table-cell>
          <table:table-cell table:style-name="ce5" office:value-type="float" office:value="201308" calcext:value-type="float">
            <text:p>201308</text:p>
          </table:table-cell>
          <table:table-cell table:style-name="ce10" office:value-type="float" office:value="43" calcext:value-type="float">
            <text:p>43</text:p>
          </table:table-cell>
          <table:table-cell table:style-name="ce12" office:value-type="float" office:value="43" calcext:value-type="float">
            <text:p>43.00</text:p>
          </table:table-cell>
          <table:table-cell table:style-name="ce12" office:value-type="float" office:value="45.6381187438965" calcext:value-type="float">
            <text:p>45.64</text:p>
          </table:table-cell>
          <table:table-cell table:style-name="ce12" table:formula="of:=ABS([.E47]-[.F47])/[.E47]" office:value-type="float" office:value="0.0613515986952674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9-01" calcext:value-type="date">
            <text:p>2013-09-01</text:p>
          </table:table-cell>
          <table:table-cell table:style-name="ce2" table:formula="of:=TEXT([.A48];&quot;mmm&quot;)&amp;&quot;-&quot;&amp;YEAR([.A48])" office:value-type="string" office:string-value="Sep-2013" calcext:value-type="string">
            <text:p>Sep-2013</text:p>
          </table:table-cell>
          <table:table-cell table:style-name="ce5" office:value-type="float" office:value="201309" calcext:value-type="float">
            <text:p>201309</text:p>
          </table:table-cell>
          <table:table-cell table:style-name="ce10" office:value-type="float" office:value="45" calcext:value-type="float">
            <text:p>45</text:p>
          </table:table-cell>
          <table:table-cell table:style-name="ce12" office:value-type="float" office:value="45" calcext:value-type="float">
            <text:p>45.00</text:p>
          </table:table-cell>
          <table:table-cell table:style-name="ce12" office:value-type="float" office:value="44.8442039489746" calcext:value-type="float">
            <text:p>44.84</text:p>
          </table:table-cell>
          <table:table-cell table:style-name="ce12" table:formula="of:=ABS([.E48]-[.F48])/[.E48]" office:value-type="float" office:value="0.00346213446723106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0-01" calcext:value-type="date">
            <text:p>2013-10-01</text:p>
          </table:table-cell>
          <table:table-cell table:style-name="ce2" table:formula="of:=TEXT([.A49];&quot;mmm&quot;)&amp;&quot;-&quot;&amp;YEAR([.A49])" office:value-type="string" office:string-value="Oct-2013" calcext:value-type="string">
            <text:p>Oct-2013</text:p>
          </table:table-cell>
          <table:table-cell table:style-name="ce5" office:value-type="float" office:value="201310" calcext:value-type="float">
            <text:p>201310</text:p>
          </table:table-cell>
          <table:table-cell table:style-name="ce10" office:value-type="float" office:value="50.0000038146973" calcext:value-type="float">
            <text:p>50</text:p>
          </table:table-cell>
          <table:table-cell table:style-name="ce12" office:value-type="float" office:value="50.0000038146973" calcext:value-type="float">
            <text:p>50.00</text:p>
          </table:table-cell>
          <table:table-cell table:style-name="ce12" office:value-type="float" office:value="44.4061317443848" calcext:value-type="float">
            <text:p>44.41</text:p>
          </table:table-cell>
          <table:table-cell table:style-name="ce12" table:formula="of:=ABS([.E49]-[.F49])/[.E49]" office:value-type="float" office:value="0.111877432870679" calcext:value-type="float">
            <text:p>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1-01" calcext:value-type="date">
            <text:p>2013-11-01</text:p>
          </table:table-cell>
          <table:table-cell table:style-name="ce2" table:formula="of:=TEXT([.A50];&quot;mmm&quot;)&amp;&quot;-&quot;&amp;YEAR([.A50])" office:value-type="string" office:string-value="Nov-2013" calcext:value-type="string">
            <text:p>Nov-2013</text:p>
          </table:table-cell>
          <table:table-cell table:style-name="ce5" office:value-type="float" office:value="201311" calcext:value-type="float">
            <text:p>201311</text:p>
          </table:table-cell>
          <table:table-cell table:style-name="ce10" office:value-type="float" office:value="44" calcext:value-type="float">
            <text:p>44</text:p>
          </table:table-cell>
          <table:table-cell table:style-name="ce12" office:value-type="float" office:value="44" calcext:value-type="float">
            <text:p>44.00</text:p>
          </table:table-cell>
          <table:table-cell table:style-name="ce12" office:value-type="float" office:value="43.9205932617188" calcext:value-type="float">
            <text:p>43.92</text:p>
          </table:table-cell>
          <table:table-cell table:style-name="ce12" table:formula="of:=ABS([.E50]-[.F50])/[.E50]" office:value-type="float" office:value="0.00180469859730001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2-01" calcext:value-type="date">
            <text:p>2013-12-01</text:p>
          </table:table-cell>
          <table:table-cell table:style-name="ce2" table:formula="of:=TEXT([.A51];&quot;mmm&quot;)&amp;&quot;-&quot;&amp;YEAR([.A51])" office:value-type="string" office:string-value="Dec-2013" calcext:value-type="string">
            <text:p>Dec-2013</text:p>
          </table:table-cell>
          <table:table-cell table:style-name="ce5" office:value-type="float" office:value="201312" calcext:value-type="float">
            <text:p>201312</text:p>
          </table:table-cell>
          <table:table-cell table:style-name="ce10" office:value-type="float" office:value="49" calcext:value-type="float">
            <text:p>49</text:p>
          </table:table-cell>
          <table:table-cell table:style-name="ce12" office:value-type="float" office:value="49" calcext:value-type="float">
            <text:p>49.00</text:p>
          </table:table-cell>
          <table:table-cell table:style-name="ce12" office:value-type="float" office:value="43.2851600646973" calcext:value-type="float">
            <text:p>43.29</text:p>
          </table:table-cell>
          <table:table-cell table:style-name="ce12" table:formula="of:=ABS([.E51]-[.F51])/[.E51]" office:value-type="float" office:value="0.116629386434749" calcext:value-type="float">
            <text:p>0.1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1-01" calcext:value-type="date">
            <text:p>2014-01-01</text:p>
          </table:table-cell>
          <table:table-cell table:style-name="ce2" table:formula="of:=TEXT([.A52];&quot;mmm&quot;)&amp;&quot;-&quot;&amp;YEAR([.A52])" office:value-type="string" office:string-value="Jan-2014" calcext:value-type="string">
            <text:p>Jan-2014</text:p>
          </table:table-cell>
          <table:table-cell table:style-name="ce5" office:value-type="float" office:value="201401" calcext:value-type="float">
            <text:p>201401</text:p>
          </table:table-cell>
          <table:table-cell table:style-name="ce10" office:value-type="float" office:value="46" calcext:value-type="float">
            <text:p>46</text:p>
          </table:table-cell>
          <table:table-cell table:style-name="ce12" office:value-type="float" office:value="46" calcext:value-type="float">
            <text:p>46.00</text:p>
          </table:table-cell>
          <table:table-cell table:style-name="ce12" office:value-type="float" office:value="42.5828704833984" calcext:value-type="float">
            <text:p>42.58</text:p>
          </table:table-cell>
          <table:table-cell table:style-name="ce12" table:formula="of:=ABS([.E52]-[.F52])/[.E52]" office:value-type="float" office:value="0.0742854242739478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2-01" calcext:value-type="date">
            <text:p>2014-02-01</text:p>
          </table:table-cell>
          <table:table-cell table:style-name="ce2" table:formula="of:=TEXT([.A53];&quot;mmm&quot;)&amp;&quot;-&quot;&amp;YEAR([.A53])" office:value-type="string" office:string-value="Feb-2014" calcext:value-type="string">
            <text:p>Feb-2014</text:p>
          </table:table-cell>
          <table:table-cell table:style-name="ce5" office:value-type="float" office:value="201402" calcext:value-type="float">
            <text:p>201402</text:p>
          </table:table-cell>
          <table:table-cell table:style-name="ce10" office:value-type="float" office:value="40" calcext:value-type="float">
            <text:p>40</text:p>
          </table:table-cell>
          <table:table-cell table:style-name="ce12" office:value-type="float" office:value="40" calcext:value-type="float">
            <text:p>40.00</text:p>
          </table:table-cell>
          <table:table-cell table:style-name="ce12" office:value-type="float" office:value="41.840877532959" calcext:value-type="float">
            <text:p>41.84</text:p>
          </table:table-cell>
          <table:table-cell table:style-name="ce12" table:formula="of:=ABS([.E53]-[.F53])/[.E53]" office:value-type="float" office:value="0.046021938323975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3-01" calcext:value-type="date">
            <text:p>2014-03-01</text:p>
          </table:table-cell>
          <table:table-cell table:style-name="ce2" table:formula="of:=TEXT([.A54];&quot;mmm&quot;)&amp;&quot;-&quot;&amp;YEAR([.A54])" office:value-type="string" office:string-value="Mar-2014" calcext:value-type="string">
            <text:p>Mar-2014</text:p>
          </table:table-cell>
          <table:table-cell table:style-name="ce5" office:value-type="float" office:value="201403" calcext:value-type="float">
            <text:p>201403</text:p>
          </table:table-cell>
          <table:table-cell table:style-name="ce10" office:value-type="float" office:value="50.0000038146973" calcext:value-type="float">
            <text:p>50</text:p>
          </table:table-cell>
          <table:table-cell table:style-name="ce12" office:value-type="float" office:value="50.0000038146973" calcext:value-type="float">
            <text:p>50.00</text:p>
          </table:table-cell>
          <table:table-cell table:style-name="ce12" office:value-type="float" office:value="41.4305191040039" calcext:value-type="float">
            <text:p>41.43</text:p>
          </table:table-cell>
          <table:table-cell table:style-name="ce12" table:formula="of:=ABS([.E54]-[.F54])/[.E54]" office:value-type="float" office:value="0.171389681137873" calcext:value-type="float">
            <text:p>0.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table:style-name="ce2" table:formula="of:=TEXT([.A55];&quot;mmm&quot;)&amp;&quot;-&quot;&amp;YEAR([.A55])" office:value-type="string" office:string-value="Apr-2014" calcext:value-type="string">
            <text:p>Apr-2014</text:p>
          </table:table-cell>
          <table:table-cell table:style-name="ce5" office:value-type="float" office:value="201404" calcext:value-type="float">
            <text:p>201404</text:p>
          </table:table-cell>
          <table:table-cell table:style-name="ce10" office:value-type="float" office:value="42" calcext:value-type="float">
            <text:p>42</text:p>
          </table:table-cell>
          <table:table-cell table:style-name="ce12" office:value-type="float" office:value="42" calcext:value-type="float">
            <text:p>42.00</text:p>
          </table:table-cell>
          <table:table-cell table:style-name="ce12" office:value-type="float" office:value="40.6097106933594" calcext:value-type="float">
            <text:p>40.61</text:p>
          </table:table-cell>
          <table:table-cell table:style-name="ce12" table:formula="of:=ABS([.E55]-[.F55])/[.E55]" office:value-type="float" office:value="0.0331021263485856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5-01" calcext:value-type="date">
            <text:p>2014-05-01</text:p>
          </table:table-cell>
          <table:table-cell table:style-name="ce2" table:formula="of:=TEXT([.A56];&quot;mmm&quot;)&amp;&quot;-&quot;&amp;YEAR([.A56])" office:value-type="string" office:string-value="May-2014" calcext:value-type="string">
            <text:p>May-2014</text:p>
          </table:table-cell>
          <table:table-cell table:style-name="ce5" office:value-type="float" office:value="201405" calcext:value-type="float">
            <text:p>201405</text:p>
          </table:table-cell>
          <table:table-cell table:style-name="ce10" office:value-type="float" office:value="44" calcext:value-type="float">
            <text:p>44</text:p>
          </table:table-cell>
          <table:table-cell table:style-name="ce12" office:value-type="float" office:value="44" calcext:value-type="float">
            <text:p>44.00</text:p>
          </table:table-cell>
          <table:table-cell table:style-name="ce12" office:value-type="float" office:value="39.8470497131348" calcext:value-type="float">
            <text:p>39.85</text:p>
          </table:table-cell>
          <table:table-cell table:style-name="ce12" table:formula="of:=ABS([.E56]-[.F56])/[.E56]" office:value-type="float" office:value="0.0943852337923909" calcext:value-type="float">
            <text:p>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6-01" calcext:value-type="date">
            <text:p>2014-06-01</text:p>
          </table:table-cell>
          <table:table-cell table:style-name="ce2" table:formula="of:=TEXT([.A57];&quot;mmm&quot;)&amp;&quot;-&quot;&amp;YEAR([.A57])" office:value-type="string" office:string-value="Jun-2014" calcext:value-type="string">
            <text:p>Jun-2014</text:p>
          </table:table-cell>
          <table:table-cell table:style-name="ce5" office:value-type="float" office:value="201406" calcext:value-type="float">
            <text:p>201406</text:p>
          </table:table-cell>
          <table:table-cell table:style-name="ce10" office:value-type="float" office:value="45" calcext:value-type="float">
            <text:p>45</text:p>
          </table:table-cell>
          <table:table-cell table:style-name="ce12" office:value-type="float" office:value="45" calcext:value-type="float">
            <text:p>45.00</text:p>
          </table:table-cell>
          <table:table-cell table:style-name="ce12" office:value-type="float" office:value="39.5324325561523" calcext:value-type="float">
            <text:p>39.53</text:p>
          </table:table-cell>
          <table:table-cell table:style-name="ce12" table:formula="of:=ABS([.E57]-[.F57])/[.E57]" office:value-type="float" office:value="0.121501498752171" calcext:value-type="float">
            <text:p>0.1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7-01" calcext:value-type="date">
            <text:p>2014-07-01</text:p>
          </table:table-cell>
          <table:table-cell table:style-name="ce2" table:formula="of:=TEXT([.A58];&quot;mmm&quot;)&amp;&quot;-&quot;&amp;YEAR([.A58])" office:value-type="string" office:string-value="Jul-2014" calcext:value-type="string">
            <text:p>Jul-2014</text:p>
          </table:table-cell>
          <table:table-cell table:style-name="ce5" office:value-type="float" office:value="201407" calcext:value-type="float">
            <text:p>201407</text:p>
          </table:table-cell>
          <table:table-cell table:style-name="ce10" office:value-type="float" office:value="42" calcext:value-type="float">
            <text:p>42</text:p>
          </table:table-cell>
          <table:table-cell table:style-name="ce12" office:value-type="float" office:value="42" calcext:value-type="float">
            <text:p>42.00</text:p>
          </table:table-cell>
          <table:table-cell table:style-name="ce12" office:value-type="float" office:value="38.9285621643066" calcext:value-type="float">
            <text:p>38.93</text:p>
          </table:table-cell>
          <table:table-cell table:style-name="ce12" table:formula="of:=ABS([.E58]-[.F58])/[.E58]" office:value-type="float" office:value="0.0731294722784143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8-01" calcext:value-type="date">
            <text:p>2014-08-01</text:p>
          </table:table-cell>
          <table:table-cell table:style-name="ce2" table:formula="of:=TEXT([.A59];&quot;mmm&quot;)&amp;&quot;-&quot;&amp;YEAR([.A59])" office:value-type="string" office:string-value="Aug-2014" calcext:value-type="string">
            <text:p>Aug-2014</text:p>
          </table:table-cell>
          <table:table-cell table:style-name="ce5" office:value-type="float" office:value="201408" calcext:value-type="float">
            <text:p>201408</text:p>
          </table:table-cell>
          <table:table-cell table:style-name="ce10" office:value-type="float" office:value="41" calcext:value-type="float">
            <text:p>41</text:p>
          </table:table-cell>
          <table:table-cell table:style-name="ce12" office:value-type="float" office:value="41" calcext:value-type="float">
            <text:p>41.00</text:p>
          </table:table-cell>
          <table:table-cell table:style-name="ce12" office:value-type="float" office:value="38.7912406921387" calcext:value-type="float">
            <text:p>38.79</text:p>
          </table:table-cell>
          <table:table-cell table:style-name="ce12" table:formula="of:=ABS([.E59]-[.F59])/[.E59]" office:value-type="float" office:value="0.0538721782405195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9-01" calcext:value-type="date">
            <text:p>2014-09-01</text:p>
          </table:table-cell>
          <table:table-cell table:style-name="ce2" table:formula="of:=TEXT([.A60];&quot;mmm&quot;)&amp;&quot;-&quot;&amp;YEAR([.A60])" office:value-type="string" office:string-value="Sep-2014" calcext:value-type="string">
            <text:p>Sep-2014</text:p>
          </table:table-cell>
          <table:table-cell table:style-name="ce5" office:value-type="float" office:value="201409" calcext:value-type="float">
            <text:p>201409</text:p>
          </table:table-cell>
          <table:table-cell table:style-name="ce10" office:value-type="float" office:value="39" calcext:value-type="float">
            <text:p>39</text:p>
          </table:table-cell>
          <table:table-cell table:style-name="ce12" office:value-type="float" office:value="39" calcext:value-type="float">
            <text:p>39.00</text:p>
          </table:table-cell>
          <table:table-cell table:style-name="ce12" office:value-type="float" office:value="38.5826187133789" calcext:value-type="float">
            <text:p>38.58</text:p>
          </table:table-cell>
          <table:table-cell table:style-name="ce12" table:formula="of:=ABS([.E60]-[.F60])/[.E60]" office:value-type="float" office:value="0.010702084272335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table:style-name="ce2" table:formula="of:=TEXT([.A61];&quot;mmm&quot;)&amp;&quot;-&quot;&amp;YEAR([.A61])" office:value-type="string" office:string-value="Oct-2014" calcext:value-type="string">
            <text:p>Oct-2014</text:p>
          </table:table-cell>
          <table:table-cell table:style-name="ce5" office:value-type="float" office:value="201410" calcext:value-type="float">
            <text:p>201410</text:p>
          </table:table-cell>
          <table:table-cell table:style-name="ce10" office:value-type="float" office:value="44" calcext:value-type="float">
            <text:p>44</text:p>
          </table:table-cell>
          <table:table-cell table:style-name="ce12" office:value-type="float" office:value="44" calcext:value-type="float">
            <text:p>44.00</text:p>
          </table:table-cell>
          <table:table-cell table:style-name="ce12" office:value-type="float" office:value="38.9199867248535" calcext:value-type="float">
            <text:p>38.92</text:p>
          </table:table-cell>
          <table:table-cell table:style-name="ce12" table:formula="of:=ABS([.E61]-[.F61])/[.E61]" office:value-type="float" office:value="0.11545484716242" calcext:value-type="float">
            <text:p>0.1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1-01" calcext:value-type="date">
            <text:p>2014-11-01</text:p>
          </table:table-cell>
          <table:table-cell table:style-name="ce2" table:formula="of:=TEXT([.A62];&quot;mmm&quot;)&amp;&quot;-&quot;&amp;YEAR([.A62])" office:value-type="string" office:string-value="Nov-2014" calcext:value-type="string">
            <text:p>Nov-2014</text:p>
          </table:table-cell>
          <table:table-cell table:style-name="ce5" office:value-type="float" office:value="201411" calcext:value-type="float">
            <text:p>201411</text:p>
          </table:table-cell>
          <table:table-cell table:style-name="ce10" office:value-type="float" office:value="43" calcext:value-type="float">
            <text:p>43</text:p>
          </table:table-cell>
          <table:table-cell table:style-name="ce12" office:value-type="float" office:value="43" calcext:value-type="float">
            <text:p>43.00</text:p>
          </table:table-cell>
          <table:table-cell table:style-name="ce12" office:value-type="float" office:value="37.7293815612793" calcext:value-type="float">
            <text:p>37.73</text:p>
          </table:table-cell>
          <table:table-cell table:style-name="ce12" table:formula="of:=ABS([.E62]-[.F62])/[.E62]" office:value-type="float" office:value="0.122572521830714" calcext:value-type="float">
            <text:p>0.1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2-01" calcext:value-type="date">
            <text:p>2014-12-01</text:p>
          </table:table-cell>
          <table:table-cell table:style-name="ce2" table:formula="of:=TEXT([.A63];&quot;mmm&quot;)&amp;&quot;-&quot;&amp;YEAR([.A63])" office:value-type="string" office:string-value="Dec-2014" calcext:value-type="string">
            <text:p>Dec-2014</text:p>
          </table:table-cell>
          <table:table-cell table:style-name="ce5" office:value-type="float" office:value="201412" calcext:value-type="float">
            <text:p>201412</text:p>
          </table:table-cell>
          <table:table-cell table:style-name="ce10" office:value-type="float" office:value="37" calcext:value-type="float">
            <text:p>37</text:p>
          </table:table-cell>
          <table:table-cell table:style-name="ce12" office:value-type="float" office:value="37" calcext:value-type="float">
            <text:p>37.00</text:p>
          </table:table-cell>
          <table:table-cell table:style-name="ce12" office:value-type="float" office:value="37.6204719543457" calcext:value-type="float">
            <text:p>37.62</text:p>
          </table:table-cell>
          <table:table-cell table:style-name="ce12" table:formula="of:=ABS([.E63]-[.F63])/[.E63]" office:value-type="float" office:value="0.016769512279613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1-01" calcext:value-type="date">
            <text:p>2015-01-01</text:p>
          </table:table-cell>
          <table:table-cell table:style-name="ce2" table:formula="of:=TEXT([.A64];&quot;mmm&quot;)&amp;&quot;-&quot;&amp;YEAR([.A64])" office:value-type="string" office:string-value="Jan-2015" calcext:value-type="string">
            <text:p>Jan-2015</text:p>
          </table:table-cell>
          <table:table-cell table:style-name="ce5" office:value-type="float" office:value="201501" calcext:value-type="float">
            <text:p>201501</text:p>
          </table:table-cell>
          <table:table-cell table:style-name="ce10" office:value-type="float" office:value="41" calcext:value-type="float">
            <text:p>41</text:p>
          </table:table-cell>
          <table:table-cell table:style-name="ce12" office:value-type="float" office:value="41" calcext:value-type="float">
            <text:p>41.00</text:p>
          </table:table-cell>
          <table:table-cell table:style-name="ce12" office:value-type="float" office:value="37.6213836669922" calcext:value-type="float">
            <text:p>37.62</text:p>
          </table:table-cell>
          <table:table-cell table:style-name="ce12" table:formula="of:=ABS([.E64]-[.F64])/[.E64]" office:value-type="float" office:value="0.0824052764148244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2-01" calcext:value-type="date">
            <text:p>2015-02-01</text:p>
          </table:table-cell>
          <table:table-cell table:style-name="ce2" table:formula="of:=TEXT([.A65];&quot;mmm&quot;)&amp;&quot;-&quot;&amp;YEAR([.A65])" office:value-type="string" office:string-value="Feb-2015" calcext:value-type="string">
            <text:p>Feb-2015</text:p>
          </table:table-cell>
          <table:table-cell table:style-name="ce5" office:value-type="float" office:value="201502" calcext:value-type="float">
            <text:p>201502</text:p>
          </table:table-cell>
          <table:table-cell table:style-name="ce10" office:value-type="float" office:value="38" calcext:value-type="float">
            <text:p>38</text:p>
          </table:table-cell>
          <table:table-cell table:style-name="ce12" office:value-type="float" office:value="38" calcext:value-type="float">
            <text:p>38.00</text:p>
          </table:table-cell>
          <table:table-cell table:style-name="ce12" office:value-type="float" office:value="36.6997756958008" calcext:value-type="float">
            <text:p>36.70</text:p>
          </table:table-cell>
          <table:table-cell table:style-name="ce12" table:formula="of:=ABS([.E65]-[.F65])/[.E65]" office:value-type="float" office:value="0.0342164290578736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3-01" calcext:value-type="date">
            <text:p>2015-03-01</text:p>
          </table:table-cell>
          <table:table-cell table:style-name="ce2" table:formula="of:=TEXT([.A66];&quot;mmm&quot;)&amp;&quot;-&quot;&amp;YEAR([.A66])" office:value-type="string" office:string-value="Mar-2015" calcext:value-type="string">
            <text:p>Mar-2015</text:p>
          </table:table-cell>
          <table:table-cell table:style-name="ce5" office:value-type="float" office:value="201503" calcext:value-type="float">
            <text:p>201503</text:p>
          </table:table-cell>
          <table:table-cell table:style-name="ce10" office:value-type="float" office:value="40" calcext:value-type="float">
            <text:p>40</text:p>
          </table:table-cell>
          <table:table-cell table:style-name="ce12" office:value-type="float" office:value="40" calcext:value-type="float">
            <text:p>40.00</text:p>
          </table:table-cell>
          <table:table-cell table:style-name="ce12" office:value-type="float" office:value="36.6493492126465" calcext:value-type="float">
            <text:p>36.65</text:p>
          </table:table-cell>
          <table:table-cell table:style-name="ce12" table:formula="of:=ABS([.E66]-[.F66])/[.E66]" office:value-type="float" office:value="0.0837662696838375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4-01" calcext:value-type="date">
            <text:p>2015-04-01</text:p>
          </table:table-cell>
          <table:table-cell table:style-name="ce2" table:formula="of:=TEXT([.A67];&quot;mmm&quot;)&amp;&quot;-&quot;&amp;YEAR([.A67])" office:value-type="string" office:string-value="Apr-2015" calcext:value-type="string">
            <text:p>Apr-2015</text:p>
          </table:table-cell>
          <table:table-cell table:style-name="ce5" office:value-type="float" office:value="201504" calcext:value-type="float">
            <text:p>201504</text:p>
          </table:table-cell>
          <table:table-cell table:style-name="ce10" office:value-type="float" office:value="39" calcext:value-type="float">
            <text:p>39</text:p>
          </table:table-cell>
          <table:table-cell table:style-name="ce12" office:value-type="float" office:value="39" calcext:value-type="float">
            <text:p>39.00</text:p>
          </table:table-cell>
          <table:table-cell table:style-name="ce12" office:value-type="float" office:value="36.6572723388672" calcext:value-type="float">
            <text:p>36.66</text:p>
          </table:table-cell>
          <table:table-cell table:style-name="ce12" table:formula="of:=ABS([.E67]-[.F67])/[.E67]" office:value-type="float" office:value="0.0600699400290461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5-01" calcext:value-type="date">
            <text:p>2015-05-01</text:p>
          </table:table-cell>
          <table:table-cell table:style-name="ce2" table:formula="of:=TEXT([.A68];&quot;mmm&quot;)&amp;&quot;-&quot;&amp;YEAR([.A68])" office:value-type="string" office:string-value="May-2015" calcext:value-type="string">
            <text:p>May-2015</text:p>
          </table:table-cell>
          <table:table-cell table:style-name="ce5" office:value-type="float" office:value="201505" calcext:value-type="float">
            <text:p>201505</text:p>
          </table:table-cell>
          <table:table-cell table:style-name="ce10" office:value-type="float" office:value="43" calcext:value-type="float">
            <text:p>43</text:p>
          </table:table-cell>
          <table:table-cell table:style-name="ce12" office:value-type="float" office:value="43" calcext:value-type="float">
            <text:p>43.00</text:p>
          </table:table-cell>
          <table:table-cell table:style-name="ce12" office:value-type="float" office:value="36.8011360168457" calcext:value-type="float">
            <text:p>36.80</text:p>
          </table:table-cell>
          <table:table-cell table:style-name="ce12" table:formula="of:=ABS([.E68]-[.F68])/[.E68]" office:value-type="float" office:value="0.144159627515216" calcext:value-type="float">
            <text:p>0.1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6-01" calcext:value-type="date">
            <text:p>2015-06-01</text:p>
          </table:table-cell>
          <table:table-cell table:style-name="ce2" table:formula="of:=TEXT([.A69];&quot;mmm&quot;)&amp;&quot;-&quot;&amp;YEAR([.A69])" office:value-type="string" office:string-value="Jun-2015" calcext:value-type="string">
            <text:p>Jun-2015</text:p>
          </table:table-cell>
          <table:table-cell table:style-name="ce5" office:value-type="float" office:value="201506" calcext:value-type="float">
            <text:p>201506</text:p>
          </table:table-cell>
          <table:table-cell table:style-name="ce10" office:value-type="float" office:value="40" calcext:value-type="float">
            <text:p>40</text:p>
          </table:table-cell>
          <table:table-cell table:style-name="ce12" office:value-type="float" office:value="40" calcext:value-type="float">
            <text:p>40.00</text:p>
          </table:table-cell>
          <table:table-cell table:style-name="ce12" office:value-type="float" office:value="36.2465400695801" calcext:value-type="float">
            <text:p>36.25</text:p>
          </table:table-cell>
          <table:table-cell table:style-name="ce12" table:formula="of:=ABS([.E69]-[.F69])/[.E69]" office:value-type="float" office:value="0.0938364982604975" calcext:value-type="float">
            <text:p>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7-01" calcext:value-type="date">
            <text:p>2015-07-01</text:p>
          </table:table-cell>
          <table:table-cell table:style-name="ce2" table:formula="of:=TEXT([.A70];&quot;mmm&quot;)&amp;&quot;-&quot;&amp;YEAR([.A70])" office:value-type="string" office:string-value="Jul-2015" calcext:value-type="string">
            <text:p>Jul-2015</text:p>
          </table:table-cell>
          <table:table-cell table:style-name="ce5" office:value-type="float" office:value="201507" calcext:value-type="float">
            <text:p>201507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.00</text:p>
          </table:table-cell>
          <table:table-cell table:style-name="ce12" office:value-type="float" office:value="35.6183662414551" calcext:value-type="float">
            <text:p>35.62</text:p>
          </table:table-cell>
          <table:table-cell table:style-name="ce12" table:formula="of:=ABS([.E70]-[.F70])/[.E70]" office:value-type="float" office:value="0.113073945045472" calcext:value-type="float">
            <text:p>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8-01" calcext:value-type="date">
            <text:p>2015-08-01</text:p>
          </table:table-cell>
          <table:table-cell table:style-name="ce2" table:formula="of:=TEXT([.A71];&quot;mmm&quot;)&amp;&quot;-&quot;&amp;YEAR([.A71])" office:value-type="string" office:string-value="Aug-2015" calcext:value-type="string">
            <text:p>Aug-2015</text:p>
          </table:table-cell>
          <table:table-cell table:style-name="ce5" office:value-type="float" office:value="201508" calcext:value-type="float">
            <text:p>201508</text:p>
          </table:table-cell>
          <table:table-cell table:style-name="ce10" office:value-type="float" office:value="36" calcext:value-type="float">
            <text:p>36</text:p>
          </table:table-cell>
          <table:table-cell table:style-name="ce12" office:value-type="float" office:value="36" calcext:value-type="float">
            <text:p>36.00</text:p>
          </table:table-cell>
          <table:table-cell table:style-name="ce12" office:value-type="float" office:value="35.0136260986328" calcext:value-type="float">
            <text:p>35.01</text:p>
          </table:table-cell>
          <table:table-cell table:style-name="ce12" table:formula="of:=ABS([.E71]-[.F71])/[.E71]" office:value-type="float" office:value="0.0273992750379778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9-01" calcext:value-type="date">
            <text:p>2015-09-01</text:p>
          </table:table-cell>
          <table:table-cell table:style-name="ce2" table:formula="of:=TEXT([.A72];&quot;mmm&quot;)&amp;&quot;-&quot;&amp;YEAR([.A72])" office:value-type="string" office:string-value="Sep-2015" calcext:value-type="string">
            <text:p>Sep-2015</text:p>
          </table:table-cell>
          <table:table-cell table:style-name="ce5" office:value-type="float" office:value="201509" calcext:value-type="float">
            <text:p>201509</text:p>
          </table:table-cell>
          <table:table-cell table:style-name="ce10" office:value-type="float" office:value="35" calcext:value-type="float">
            <text:p>35</text:p>
          </table:table-cell>
          <table:table-cell table:style-name="ce12" office:value-type="float" office:value="35" calcext:value-type="float">
            <text:p>35.00</text:p>
          </table:table-cell>
          <table:table-cell table:style-name="ce12" office:value-type="float" office:value="34.8589057922363" calcext:value-type="float">
            <text:p>34.86</text:p>
          </table:table-cell>
          <table:table-cell table:style-name="ce12" table:formula="of:=ABS([.E72]-[.F72])/[.E72]" office:value-type="float" office:value="0.00403126307896287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0-01" calcext:value-type="date">
            <text:p>2015-10-01</text:p>
          </table:table-cell>
          <table:table-cell table:style-name="ce2" table:formula="of:=TEXT([.A73];&quot;mmm&quot;)&amp;&quot;-&quot;&amp;YEAR([.A73])" office:value-type="string" office:string-value="Oct-2015" calcext:value-type="string">
            <text:p>Oct-2015</text:p>
          </table:table-cell>
          <table:table-cell table:style-name="ce5" office:value-type="float" office:value="201510" calcext:value-type="float">
            <text:p>201510</text:p>
          </table:table-cell>
          <table:table-cell table:style-name="ce10" office:value-type="float" office:value="44" calcext:value-type="float">
            <text:p>44</text:p>
          </table:table-cell>
          <table:table-cell table:style-name="ce12" office:value-type="float" office:value="44" calcext:value-type="float">
            <text:p>44.00</text:p>
          </table:table-cell>
          <table:table-cell table:style-name="ce13" office:value-type="float" office:value="34.5079574584961" calcext:value-type="float">
            <text:p>34.51</text:p>
          </table:table-cell>
          <table:table-cell table:style-name="ce12" table:formula="of:=ABS([.E73]-[.F73])/[.E73]" office:value-type="float" office:value="0.215728239579634" calcext:value-type="float">
            <text:p>0.2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1-01" calcext:value-type="date">
            <text:p>2015-11-01</text:p>
          </table:table-cell>
          <table:table-cell table:style-name="ce2" table:formula="of:=TEXT([.A74];&quot;mmm&quot;)&amp;&quot;-&quot;&amp;YEAR([.A74])" office:value-type="string" office:string-value="Nov-2015" calcext:value-type="string">
            <text:p>Nov-2015</text:p>
          </table:table-cell>
          <table:table-cell table:style-name="ce5" office:value-type="float" office:value="201511" calcext:value-type="float">
            <text:p>201511</text:p>
          </table:table-cell>
          <table:table-cell table:style-name="ce10" office:value-type="float" office:value="35" calcext:value-type="float">
            <text:p>35</text:p>
          </table:table-cell>
          <table:table-cell table:style-name="ce12" office:value-type="float" office:value="35" calcext:value-type="float">
            <text:p>35.00</text:p>
          </table:table-cell>
          <table:table-cell table:style-name="ce12" office:value-type="float" office:value="33.7257308959961" calcext:value-type="float">
            <text:p>33.73</text:p>
          </table:table-cell>
          <table:table-cell table:style-name="ce12" table:formula="of:=ABS([.E74]-[.F74])/[.E74]" office:value-type="float" office:value="0.0364076886858257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2-01" calcext:value-type="date">
            <text:p>2015-12-01</text:p>
          </table:table-cell>
          <table:table-cell table:style-name="ce2" table:formula="of:=TEXT([.A75];&quot;mmm&quot;)&amp;&quot;-&quot;&amp;YEAR([.A75])" office:value-type="string" office:string-value="Dec-2015" calcext:value-type="string">
            <text:p>Dec-2015</text:p>
          </table:table-cell>
          <table:table-cell table:style-name="ce5" office:value-type="float" office:value="201512" calcext:value-type="float">
            <text:p>201512</text:p>
          </table:table-cell>
          <table:table-cell table:style-name="ce10" office:value-type="float" office:value="35" calcext:value-type="float">
            <text:p>35</text:p>
          </table:table-cell>
          <table:table-cell table:style-name="ce12" office:value-type="float" office:value="35" calcext:value-type="float">
            <text:p>35.00</text:p>
          </table:table-cell>
          <table:table-cell table:style-name="ce12" office:value-type="float" office:value="33.3573570251465" calcext:value-type="float">
            <text:p>33.36</text:p>
          </table:table-cell>
          <table:table-cell table:style-name="ce12" table:formula="of:=ABS([.E75]-[.F75])/[.E75]" office:value-type="float" office:value="0.0469326564243858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1-01" calcext:value-type="date">
            <text:p>2016-01-01</text:p>
          </table:table-cell>
          <table:table-cell table:style-name="ce2" table:formula="of:=TEXT([.A76];&quot;mmm&quot;)&amp;&quot;-&quot;&amp;YEAR([.A76])" office:value-type="string" office:string-value="Jan-2016" calcext:value-type="string">
            <text:p>Jan-2016</text:p>
          </table:table-cell>
          <table:table-cell table:style-name="ce5" office:value-type="float" office:value="201601" calcext:value-type="float">
            <text:p>201601</text:p>
          </table:table-cell>
          <table:table-cell table:style-name="ce10" office:value-type="float" office:value="37" calcext:value-type="float">
            <text:p>37</text:p>
          </table:table-cell>
          <table:table-cell table:style-name="ce12" office:value-type="float" office:value="37" calcext:value-type="float">
            <text:p>37.00</text:p>
          </table:table-cell>
          <table:table-cell table:style-name="ce12" office:value-type="float" office:value="32.5145454406738" calcext:value-type="float">
            <text:p>32.51</text:p>
          </table:table-cell>
          <table:table-cell table:style-name="ce12" table:formula="of:=ABS([.E76]-[.F76])/[.E76]" office:value-type="float" office:value="0.121228501603411" calcext:value-type="float">
            <text:p>0.1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2-01" calcext:value-type="date">
            <text:p>2016-02-01</text:p>
          </table:table-cell>
          <table:table-cell table:style-name="ce2" table:formula="of:=TEXT([.A77];&quot;mmm&quot;)&amp;&quot;-&quot;&amp;YEAR([.A77])" office:value-type="string" office:string-value="Feb-2016" calcext:value-type="string">
            <text:p>Feb-2016</text:p>
          </table:table-cell>
          <table:table-cell table:style-name="ce5" office:value-type="float" office:value="201602" calcext:value-type="float">
            <text:p>201602</text:p>
          </table:table-cell>
          <table:table-cell table:style-name="ce10" office:value-type="float" office:value="36" calcext:value-type="float">
            <text:p>36</text:p>
          </table:table-cell>
          <table:table-cell table:style-name="ce12" office:value-type="float" office:value="36" calcext:value-type="float">
            <text:p>36.00</text:p>
          </table:table-cell>
          <table:table-cell table:style-name="ce12" office:value-type="float" office:value="31.8853778839111" calcext:value-type="float">
            <text:p>31.89</text:p>
          </table:table-cell>
          <table:table-cell table:style-name="ce12" table:formula="of:=ABS([.E77]-[.F77])/[.E77]" office:value-type="float" office:value="0.114295058780247" calcext:value-type="float">
            <text:p>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3-01" calcext:value-type="date">
            <text:p>2016-03-01</text:p>
          </table:table-cell>
          <table:table-cell table:style-name="ce2" table:formula="of:=TEXT([.A78];&quot;mmm&quot;)&amp;&quot;-&quot;&amp;YEAR([.A78])" office:value-type="string" office:string-value="Mar-2016" calcext:value-type="string">
            <text:p>Mar-2016</text:p>
          </table:table-cell>
          <table:table-cell table:style-name="ce5" office:value-type="float" office:value="201603" calcext:value-type="float">
            <text:p>201603</text:p>
          </table:table-cell>
          <table:table-cell table:style-name="ce10" office:value-type="float" office:value="148" calcext:value-type="float">
            <text:p>148</text:p>
          </table:table-cell>
          <table:table-cell table:style-name="ce12" office:value-type="float" office:value="148" calcext:value-type="float">
            <text:p>148.00</text:p>
          </table:table-cell>
          <table:table-cell table:style-name="ce12" office:value-type="float" office:value="31.7277870178223" calcext:value-type="float">
            <text:p>31.73</text:p>
          </table:table-cell>
          <table:table-cell table:style-name="ce12" table:formula="of:=ABS([.E78]-[.F78])/[.E78]" office:value-type="float" office:value="0.78562306069039" calcext:value-type="float">
            <text:p>0.7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4-01" calcext:value-type="date">
            <text:p>2016-04-01</text:p>
          </table:table-cell>
          <table:table-cell table:style-name="ce2" table:formula="of:=TEXT([.A79];&quot;mmm&quot;)&amp;&quot;-&quot;&amp;YEAR([.A79])" office:value-type="string" office:string-value="Apr-2016" calcext:value-type="string">
            <text:p>Apr-2016</text:p>
          </table:table-cell>
          <table:table-cell table:style-name="ce5" office:value-type="float" office:value="201604" calcext:value-type="float">
            <text:p>201604</text:p>
          </table:table-cell>
          <table:table-cell table:style-name="ce10" office:value-type="float" office:value="34" calcext:value-type="float">
            <text:p>34</text:p>
          </table:table-cell>
          <table:table-cell table:style-name="ce12" office:value-type="float" office:value="34" calcext:value-type="float">
            <text:p>34.00</text:p>
          </table:table-cell>
          <table:table-cell table:style-name="ce12" office:value-type="float" office:value="30.8161430358887" calcext:value-type="float">
            <text:p>30.82</text:p>
          </table:table-cell>
          <table:table-cell table:style-name="ce12" table:formula="of:=ABS([.E79]-[.F79])/[.E79]" office:value-type="float" office:value="0.0936428518856265" calcext:value-type="float">
            <text:p>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5-01" calcext:value-type="date">
            <text:p>2016-05-01</text:p>
          </table:table-cell>
          <table:table-cell table:style-name="ce2" table:formula="of:=TEXT([.A80];&quot;mmm&quot;)&amp;&quot;-&quot;&amp;YEAR([.A80])" office:value-type="string" office:string-value="May-2016" calcext:value-type="string">
            <text:p>May-2016</text:p>
          </table:table-cell>
          <table:table-cell table:style-name="ce5" office:value-type="float" office:value="201605" calcext:value-type="float">
            <text:p>201605</text:p>
          </table:table-cell>
          <table:table-cell table:style-name="ce10" office:value-type="float" office:value="39" calcext:value-type="float">
            <text:p>39</text:p>
          </table:table-cell>
          <table:table-cell table:style-name="ce12" office:value-type="float" office:value="39" calcext:value-type="float">
            <text:p>39.00</text:p>
          </table:table-cell>
          <table:table-cell table:style-name="ce12" office:value-type="float" office:value="30.3940677642822" calcext:value-type="float">
            <text:p>30.39</text:p>
          </table:table-cell>
          <table:table-cell table:style-name="ce12" table:formula="of:=ABS([.E80]-[.F80])/[.E80]" office:value-type="float" office:value="0.220664929120969" calcext:value-type="float">
            <text:p>0.22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9" table:formula="of:=AVERAGE([.G2:.G80])" office:value-type="float" office:value="0.113504610320264" calcext:value-type="float">
            <text:p>0.11</text:p>
          </table:table-cell>
          <table:table-cell table:number-columns-repeated="1009"/>
        </table:table-row>
        <table:table-row table:style-name="ro1" table:number-rows-repeated="1048494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9" loext:min-decimal-places="9" number:min-integer-digits="1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23:31:26.297009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5:40:49.563313713</meta:creation-date>
    <dc:date>2018-03-10T23:38:10.640108076</dc:date>
    <meta:editing-duration>PT19H33M19S</meta:editing-duration>
    <meta:editing-cycles>12</meta:editing-cycles>
    <meta:generator>LibreOffice/5.1.6.2$Linux_X86_64 LibreOffice_project/10m0$Build-2</meta:generator>
    <meta:document-statistic meta:table-count="2" meta:cell-count="6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83cm" svg:height="7.385cm" xlink:href=".." xlink:type="simple" chart:class="chart:line" chart:style-name="ch1">
        <chart:title svg:x="4.085cm" svg:y="0.283cm" chart:style-name="ch2">
          <text:p>Test_API_42371380040000</text:p>
        </chart:title>
        <chart:legend chart:legend-position="end" svg:x="10.064cm" svg:y="3.144cm" style:legend-expansion="high" chart:style-name="ch3"/>
        <chart:plot-area chart:style-name="ch4" table:cell-range-address="Test_API_42371380040000.B3:Test_API_42371380040000.B13 Test_API_42371380040000.E1:Test_API_42371380040000.F1 Test_API_42371380040000.E3:Test_API_42371380040000.F13" chart:data-source-has-labels="both" svg:x="1.284cm" svg:y="1.209cm" svg:width="8.507cm" svg:height="5.048cm">
          <chartooo:coordinate-region svg:x="2.455cm" svg:y="1.209cm" svg:width="7.336cm" svg:height="3.253cm"/>
          <chart:axis chart:dimension="x" chart:name="primary-x" chart:style-name="ch5" chartooo:axis-type="auto">
            <chartooo:date-scale/>
            <chart:title svg:x="4.66cm" svg:y="6.404cm" chart:style-name="ch6">
              <text:p>Month-Year</text:p>
            </chart:title>
            <chart:categories table:cell-range-address="Test_API_42371380040000.B3:Test_API_42371380040000.B13"/>
          </chart:axis>
          <chart:axis chart:dimension="y" chart:name="primary-y" chart:style-name="ch7">
            <chart:title svg:x="0.451cm" svg:y="4.081cm" chart:style-name="ch8">
              <text:p>Gas</text:p>
            </chart:title>
            <chart:grid chart:style-name="ch9" chart:class="major"/>
          </chart:axis>
          <chart:series chart:style-name="ch10" chart:values-cell-range-address="Test_API_42371380040000.E3:Test_API_42371380040000.E13" chart:label-cell-address="Test_API_42371380040000.E1:Test_API_42371380040000.E1" chart:class="chart:line">
            <chart:data-point chart:repeated="11"/>
          </chart:series>
          <chart:series chart:style-name="ch11" chart:values-cell-range-address="Test_API_42371380040000.F3:Test_API_42371380040000.F13" chart:label-cell-address="Test_API_42371380040000.F1:Test_API_42371380040000.F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s_Actual</text:p>
                <draw:g>
                  <svg:desc>Test_API_42371380040000.E1:Test_API_42371380040000.E1</svg:desc>
                </draw:g>
              </table:table-cell>
              <table:table-cell office:value-type="string">
                <text:p>Gas_Predicted</text:p>
                <draw:g>
                  <svg:desc>Test_API_42371380040000.F1:Test_API_423713800400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p-2016</text:p>
                <draw:g>
                  <svg:desc>Test_API_42371380040000.B3:Test_API_42371380040000.B13</svg:desc>
                </draw:g>
              </table:table-cell>
              <table:table-cell office:value-type="float" office:value="40">
                <text:p>40</text:p>
                <draw:g>
                  <svg:desc>Test_API_42371380040000.E3:Test_API_42371380040000.E13</svg:desc>
                </draw:g>
              </table:table-cell>
              <table:table-cell office:value-type="float" office:value="40.0709533691406">
                <text:p>40.0709533691406</text:p>
                <draw:g>
                  <svg:desc>Test_API_42371380040000.F3:Test_API_42371380040000.F13</svg:desc>
                </draw:g>
              </table:table-cell>
            </table:table-row>
            <table:table-row>
              <table:table-cell office:value-type="string">
                <text:p>Oct-2016</text:p>
              </table:table-cell>
              <table:table-cell office:value-type="float" office:value="40">
                <text:p>40</text:p>
              </table:table-cell>
              <table:table-cell office:value-type="float" office:value="39.1866722106934">
                <text:p>39.1866722106934</text:p>
              </table:table-cell>
            </table:table-row>
            <table:table-row>
              <table:table-cell office:value-type="string">
                <text:p>Nov-2016</text:p>
              </table:table-cell>
              <table:table-cell office:value-type="float" office:value="29.9999980926514">
                <text:p>29.9999980926514</text:p>
              </table:table-cell>
              <table:table-cell office:value-type="float" office:value="29.9522857666016">
                <text:p>29.9522857666016</text:p>
              </table:table-cell>
            </table:table-row>
            <table:table-row>
              <table:table-cell office:value-type="string">
                <text:p>Dec-2016</text:p>
              </table:table-cell>
              <table:table-cell office:value-type="float" office:value="34">
                <text:p>34</text:p>
              </table:table-cell>
              <table:table-cell office:value-type="float" office:value="33.9883346557617">
                <text:p>33.9883346557617</text:p>
              </table:table-cell>
            </table:table-row>
            <table:table-row>
              <table:table-cell office:value-type="string">
                <text:p>Jan-2017</text:p>
              </table:table-cell>
              <table:table-cell office:value-type="float" office:value="29.9999980926514">
                <text:p>29.9999980926514</text:p>
              </table:table-cell>
              <table:table-cell office:value-type="float" office:value="30.9121322631836">
                <text:p>30.9121322631836</text:p>
              </table:table-cell>
            </table:table-row>
            <table:table-row>
              <table:table-cell office:value-type="string">
                <text:p>Feb-2017</text:p>
              </table:table-cell>
              <table:table-cell office:value-type="float" office:value="29.0000019073486">
                <text:p>29.0000019073486</text:p>
              </table:table-cell>
              <table:table-cell office:value-type="float" office:value="29.2336692810059">
                <text:p>29.2336692810059</text:p>
              </table:table-cell>
            </table:table-row>
            <table:table-row>
              <table:table-cell office:value-type="string">
                <text:p>Mar-2017</text:p>
              </table:table-cell>
              <table:table-cell office:value-type="float" office:value="38">
                <text:p>38</text:p>
              </table:table-cell>
              <table:table-cell office:value-type="float" office:value="38.1109046936035">
                <text:p>38.1109046936035</text:p>
              </table:table-cell>
            </table:table-row>
            <table:table-row>
              <table:table-cell office:value-type="string">
                <text:p>Apr-2017</text:p>
              </table:table-cell>
              <table:table-cell office:value-type="float" office:value="28">
                <text:p>28</text:p>
              </table:table-cell>
              <table:table-cell office:value-type="float" office:value="28.4353923797607">
                <text:p>28.4353923797607</text:p>
              </table:table-cell>
            </table:table-row>
            <table:table-row>
              <table:table-cell office:value-type="string">
                <text:p>May-2017</text:p>
              </table:table-cell>
              <table:table-cell office:value-type="float" office:value="34">
                <text:p>34</text:p>
              </table:table-cell>
              <table:table-cell office:value-type="float" office:value="34.0946311950684">
                <text:p>34.0946311950684</text:p>
              </table:table-cell>
            </table:table-row>
            <table:table-row>
              <table:table-cell office:value-type="string">
                <text:p>Jun-2017</text:p>
              </table:table-cell>
              <table:table-cell office:value-type="float" office:value="33">
                <text:p>33</text:p>
              </table:table-cell>
              <table:table-cell office:value-type="float" office:value="32.465648651123">
                <text:p>32.465648651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67cm" svg:height="8.209cm" xlink:href=".." xlink:type="simple" chart:class="chart:line" chart:style-name="ch1">
        <chart:title svg:x="5.198cm" svg:y="0.3cm" chart:style-name="ch2">
          <text:p>Train_API_42371380040000</text:p>
        </chart:title>
        <chart:legend chart:legend-position="end" svg:x="12.659cm" svg:y="3.556cm" style:legend-expansion="high" chart:style-name="ch3"/>
        <chart:plot-area chart:style-name="ch4" table:cell-range-address="Train_API_42371380040000.B2:Train_API_42371380040000.B80 Train_API_42371380040000.E1:Train_API_42371380040000.F80" chart:data-source-has-labels="both" svg:x="1.332cm" svg:y="1.243cm" svg:width="11.006cm" svg:height="5.821cm">
          <chartooo:coordinate-region svg:x="2.615cm" svg:y="1.243cm" svg:width="9.723cm" svg:height="4.025cm"/>
          <chart:axis chart:dimension="x" chart:name="primary-x" chart:style-name="ch5" chartooo:axis-type="auto">
            <chartooo:date-scale/>
            <chart:title svg:x="5.958cm" svg:y="7.228cm" chart:style-name="ch6">
              <text:p>Month-Year</text:p>
            </chart:title>
            <chart:categories table:cell-range-address="Train_API_42371380040000.B2:Train_API_42371380040000.B80"/>
          </chart:axis>
          <chart:axis chart:dimension="y" chart:name="primary-y" chart:style-name="ch7">
            <chart:title svg:x="0.451cm" svg:y="4.409cm" chart:style-name="ch8">
              <text:p>Oil</text:p>
            </chart:title>
            <chart:grid chart:style-name="ch9" chart:class="major"/>
          </chart:axis>
          <chart:series chart:style-name="ch10" chart:values-cell-range-address="Train_API_42371380040000.E2:Train_API_42371380040000.E80" chart:label-cell-address="Train_API_42371380040000.E1:Train_API_42371380040000.E1" chart:class="chart:line">
            <chart:data-point chart:repeated="79"/>
          </chart:series>
          <chart:series chart:style-name="ch11" chart:values-cell-range-address="Train_API_42371380040000.F2:Train_API_42371380040000.F80" chart:label-cell-address="Train_API_42371380040000.F1:Train_API_42371380040000.F1" chart:class="chart:line">
            <chart:data-point chart:repeated="7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il_Actual</text:p>
                <draw:g>
                  <svg:desc>Train_API_42371380040000.E1:Train_API_42371380040000.E1</svg:desc>
                </draw:g>
              </table:table-cell>
              <table:table-cell office:value-type="string">
                <text:p>Oil_Predicted</text:p>
                <draw:g>
                  <svg:desc>Train_API_42371380040000.F1:Train_API_423713800400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v-2009</text:p>
                <draw:g>
                  <svg:desc>Train_API_42371380040000.B2:Train_API_42371380040000.B80</svg:desc>
                </draw:g>
              </table:table-cell>
              <table:table-cell office:value-type="float" office:value="101">
                <text:p>101</text:p>
                <draw:g>
                  <svg:desc>Train_API_42371380040000.E2:Train_API_42371380040000.E80</svg:desc>
                </draw:g>
              </table:table-cell>
              <table:table-cell office:value-type="float" office:value="113.478851318359">
                <text:p>113.478851318359</text:p>
                <draw:g>
                  <svg:desc>Train_API_42371380040000.F2:Train_API_42371380040000.F80</svg:desc>
                </draw:g>
              </table:table-cell>
            </table:table-row>
            <table:table-row>
              <table:table-cell office:value-type="string">
                <text:p>Dec-2009</text:p>
              </table:table-cell>
              <table:table-cell office:value-type="float" office:value="121.000007629395">
                <text:p>121.000007629395</text:p>
              </table:table-cell>
              <table:table-cell office:value-type="float" office:value="132.65771484375">
                <text:p>132.65771484375</text:p>
              </table:table-cell>
            </table:table-row>
            <table:table-row>
              <table:table-cell office:value-type="string">
                <text:p>Jan-2010</text:p>
              </table:table-cell>
              <table:table-cell office:value-type="float" office:value="370">
                <text:p>370</text:p>
              </table:table-cell>
              <table:table-cell office:value-type="float" office:value="154.866470336914">
                <text:p>154.866470336914</text:p>
              </table:table-cell>
            </table:table-row>
            <table:table-row>
              <table:table-cell office:value-type="string">
                <text:p>Feb-2010</text:p>
              </table:table-cell>
              <table:table-cell office:value-type="float" office:value="153">
                <text:p>153</text:p>
              </table:table-cell>
              <table:table-cell office:value-type="float" office:value="127.065986633301">
                <text:p>127.065986633301</text:p>
              </table:table-cell>
            </table:table-row>
            <table:table-row>
              <table:table-cell office:value-type="string">
                <text:p>Mar-2010</text:p>
              </table:table-cell>
              <table:table-cell office:value-type="float" office:value="142">
                <text:p>142</text:p>
              </table:table-cell>
              <table:table-cell office:value-type="float" office:value="119.500595092773">
                <text:p>119.500595092773</text:p>
              </table:table-cell>
            </table:table-row>
            <table:table-row>
              <table:table-cell office:value-type="string">
                <text:p>Apr-2010</text:p>
              </table:table-cell>
              <table:table-cell office:value-type="float" office:value="122">
                <text:p>122</text:p>
              </table:table-cell>
              <table:table-cell office:value-type="float" office:value="112.051567077637">
                <text:p>112.051567077637</text:p>
              </table:table-cell>
            </table:table-row>
            <table:table-row>
              <table:table-cell office:value-type="string">
                <text:p>May-2010</text:p>
              </table:table-cell>
              <table:table-cell office:value-type="float" office:value="114.999992370605">
                <text:p>114.999992370605</text:p>
              </table:table-cell>
              <table:table-cell office:value-type="float" office:value="107.307769775391">
                <text:p>107.307769775391</text:p>
              </table:table-cell>
            </table:table-row>
            <table:table-row>
              <table:table-cell office:value-type="string">
                <text:p>Jun-2010</text:p>
              </table:table-cell>
              <table:table-cell office:value-type="float" office:value="119">
                <text:p>119</text:p>
              </table:table-cell>
              <table:table-cell office:value-type="float" office:value="103.344024658203">
                <text:p>103.344024658203</text:p>
              </table:table-cell>
            </table:table-row>
            <table:table-row>
              <table:table-cell office:value-type="string">
                <text:p>Jul-2010</text:p>
              </table:table-cell>
              <table:table-cell office:value-type="float" office:value="102">
                <text:p>102</text:p>
              </table:table-cell>
              <table:table-cell office:value-type="float" office:value="100.2822265625">
                <text:p>100.2822265625</text:p>
              </table:table-cell>
            </table:table-row>
            <table:table-row>
              <table:table-cell office:value-type="string">
                <text:p>Aug-2010</text:p>
              </table:table-cell>
              <table:table-cell office:value-type="float" office:value="100.000007629395">
                <text:p>100.000007629395</text:p>
              </table:table-cell>
              <table:table-cell office:value-type="float" office:value="90.6870651245117">
                <text:p>90.6870651245117</text:p>
              </table:table-cell>
            </table:table-row>
            <table:table-row>
              <table:table-cell office:value-type="string">
                <text:p>Sep-2010</text:p>
              </table:table-cell>
              <table:table-cell office:value-type="float" office:value="79.9999923706055">
                <text:p>79.9999923706055</text:p>
              </table:table-cell>
              <table:table-cell office:value-type="float" office:value="83.1288604736328">
                <text:p>83.1288604736328</text:p>
              </table:table-cell>
            </table:table-row>
            <table:table-row>
              <table:table-cell office:value-type="string">
                <text:p>Oct-2010</text:p>
              </table:table-cell>
              <table:table-cell office:value-type="float" office:value="100.000007629395">
                <text:p>100.000007629395</text:p>
              </table:table-cell>
              <table:table-cell office:value-type="float" office:value="82.1709289550781">
                <text:p>82.1709289550781</text:p>
              </table:table-cell>
            </table:table-row>
            <table:table-row>
              <table:table-cell office:value-type="string">
                <text:p>Nov-2010</text:p>
              </table:table-cell>
              <table:table-cell office:value-type="float" office:value="83.9999923706055">
                <text:p>83.9999923706055</text:p>
              </table:table-cell>
              <table:table-cell office:value-type="float" office:value="80.7112197875977">
                <text:p>80.7112197875977</text:p>
              </table:table-cell>
            </table:table-row>
            <table:table-row>
              <table:table-cell office:value-type="string">
                <text:p>Dec-2010</text:p>
              </table:table-cell>
              <table:table-cell office:value-type="float" office:value="98.9999923706055">
                <text:p>98.9999923706055</text:p>
              </table:table-cell>
              <table:table-cell office:value-type="float" office:value="78.911865234375">
                <text:p>78.911865234375</text:p>
              </table:table-cell>
            </table:table-row>
            <table:table-row>
              <table:table-cell office:value-type="string">
                <text:p>Jan-2011</text:p>
              </table:table-cell>
              <table:table-cell office:value-type="float" office:value="83">
                <text:p>83</text:p>
              </table:table-cell>
              <table:table-cell office:value-type="float" office:value="77.1266860961914">
                <text:p>77.1266860961914</text:p>
              </table:table-cell>
            </table:table-row>
            <table:table-row>
              <table:table-cell office:value-type="string">
                <text:p>Feb-2011</text:p>
              </table:table-cell>
              <table:table-cell office:value-type="float" office:value="63.0000038146973">
                <text:p>63.0000038146973</text:p>
              </table:table-cell>
              <table:table-cell office:value-type="float" office:value="74.439323425293">
                <text:p>74.439323425293</text:p>
              </table:table-cell>
            </table:table-row>
            <table:table-row>
              <table:table-cell office:value-type="string">
                <text:p>Mar-2011</text:p>
              </table:table-cell>
              <table:table-cell office:value-type="float" office:value="82">
                <text:p>82</text:p>
              </table:table-cell>
              <table:table-cell office:value-type="float" office:value="72.8905792236328">
                <text:p>72.8905792236328</text:p>
              </table:table-cell>
            </table:table-row>
            <table:table-row>
              <table:table-cell office:value-type="string">
                <text:p>Apr-2011</text:p>
              </table:table-cell>
              <table:table-cell office:value-type="float" office:value="72">
                <text:p>72</text:p>
              </table:table-cell>
              <table:table-cell office:value-type="float" office:value="69.8762435913086">
                <text:p>69.8762435913086</text:p>
              </table:table-cell>
            </table:table-row>
            <table:table-row>
              <table:table-cell office:value-type="string">
                <text:p>May-2011</text:p>
              </table:table-cell>
              <table:table-cell office:value-type="float" office:value="71">
                <text:p>71</text:p>
              </table:table-cell>
              <table:table-cell office:value-type="float" office:value="68.753303527832">
                <text:p>68.753303527832</text:p>
              </table:table-cell>
            </table:table-row>
            <table:table-row>
              <table:table-cell office:value-type="string">
                <text:p>Jun-2011</text:p>
              </table:table-cell>
              <table:table-cell office:value-type="float" office:value="69">
                <text:p>69</text:p>
              </table:table-cell>
              <table:table-cell office:value-type="float" office:value="67.5830688476563">
                <text:p>67.5830688476563</text:p>
              </table:table-cell>
            </table:table-row>
            <table:table-row>
              <table:table-cell office:value-type="string">
                <text:p>Jul-2011</text:p>
              </table:table-cell>
              <table:table-cell office:value-type="float" office:value="47">
                <text:p>47</text:p>
              </table:table-cell>
              <table:table-cell office:value-type="float" office:value="66.8915405273438">
                <text:p>66.8915405273438</text:p>
              </table:table-cell>
            </table:table-row>
            <table:table-row>
              <table:table-cell office:value-type="string">
                <text:p>Aug-2011</text:p>
              </table:table-cell>
              <table:table-cell office:value-type="float" office:value="86">
                <text:p>86</text:p>
              </table:table-cell>
              <table:table-cell office:value-type="float" office:value="66.0429382324219">
                <text:p>66.0429382324219</text:p>
              </table:table-cell>
            </table:table-row>
            <table:table-row>
              <table:table-cell office:value-type="string">
                <text:p>Sep-2011</text:p>
              </table:table-cell>
              <table:table-cell office:value-type="float" office:value="62">
                <text:p>62</text:p>
              </table:table-cell>
              <table:table-cell office:value-type="float" office:value="65.3002471923828">
                <text:p>65.3002471923828</text:p>
              </table:table-cell>
            </table:table-row>
            <table:table-row>
              <table:table-cell office:value-type="string">
                <text:p>Oct-2011</text:p>
              </table:table-cell>
              <table:table-cell office:value-type="float" office:value="61">
                <text:p>61</text:p>
              </table:table-cell>
              <table:table-cell office:value-type="float" office:value="64.3754577636719">
                <text:p>64.3754577636719</text:p>
              </table:table-cell>
            </table:table-row>
            <table:table-row>
              <table:table-cell office:value-type="string">
                <text:p>Nov-2011</text:p>
              </table:table-cell>
              <table:table-cell office:value-type="float" office:value="66">
                <text:p>66</text:p>
              </table:table-cell>
              <table:table-cell office:value-type="float" office:value="63.1351470947266">
                <text:p>63.1351470947266</text:p>
              </table:table-cell>
            </table:table-row>
            <table:table-row>
              <table:table-cell office:value-type="string">
                <text:p>Dec-2011</text:p>
              </table:table-cell>
              <table:table-cell office:value-type="float" office:value="67">
                <text:p>67</text:p>
              </table:table-cell>
              <table:table-cell office:value-type="float" office:value="61.6602363586426">
                <text:p>61.6602363586426</text:p>
              </table:table-cell>
            </table:table-row>
            <table:table-row>
              <table:table-cell office:value-type="string">
                <text:p>Jan-2012</text:p>
              </table:table-cell>
              <table:table-cell office:value-type="float" office:value="67">
                <text:p>67</text:p>
              </table:table-cell>
              <table:table-cell office:value-type="float" office:value="59.7991142272949">
                <text:p>59.7991142272949</text:p>
              </table:table-cell>
            </table:table-row>
            <table:table-row>
              <table:table-cell office:value-type="string">
                <text:p>Feb-2012</text:p>
              </table:table-cell>
              <table:table-cell office:value-type="float" office:value="54">
                <text:p>54</text:p>
              </table:table-cell>
              <table:table-cell office:value-type="float" office:value="55.8986396789551">
                <text:p>55.8986396789551</text:p>
              </table:table-cell>
            </table:table-row>
            <table:table-row>
              <table:table-cell office:value-type="string">
                <text:p>Mar-2012</text:p>
              </table:table-cell>
              <table:table-cell office:value-type="float" office:value="67">
                <text:p>67</text:p>
              </table:table-cell>
              <table:table-cell office:value-type="float" office:value="54.6870269775391">
                <text:p>54.6870269775391</text:p>
              </table:table-cell>
            </table:table-row>
            <table:table-row>
              <table:table-cell office:value-type="string">
                <text:p>Apr-2012</text:p>
              </table:table-cell>
              <table:table-cell office:value-type="float" office:value="65">
                <text:p>65</text:p>
              </table:table-cell>
              <table:table-cell office:value-type="float" office:value="53.6308708190918">
                <text:p>53.6308708190918</text:p>
              </table:table-cell>
            </table:table-row>
            <table:table-row>
              <table:table-cell office:value-type="string">
                <text:p>May-2012</text:p>
              </table:table-cell>
              <table:table-cell office:value-type="float" office:value="53">
                <text:p>53</text:p>
              </table:table-cell>
              <table:table-cell office:value-type="float" office:value="52.7549591064453">
                <text:p>52.7549591064453</text:p>
              </table:table-cell>
            </table:table-row>
            <table:table-row>
              <table:table-cell office:value-type="string">
                <text:p>Jun-2012</text:p>
              </table:table-cell>
              <table:table-cell office:value-type="float" office:value="59.9999961853027">
                <text:p>59.9999961853027</text:p>
              </table:table-cell>
              <table:table-cell office:value-type="float" office:value="51.9275894165039">
                <text:p>51.9275894165039</text:p>
              </table:table-cell>
            </table:table-row>
            <table:table-row>
              <table:table-cell office:value-type="string">
                <text:p>Jul-2012</text:p>
              </table:table-cell>
              <table:table-cell office:value-type="float" office:value="49">
                <text:p>49</text:p>
              </table:table-cell>
              <table:table-cell office:value-type="float" office:value="51.070686340332">
                <text:p>51.070686340332</text:p>
              </table:table-cell>
            </table:table-row>
            <table:table-row>
              <table:table-cell office:value-type="string">
                <text:p>Aug-2012</text:p>
              </table:table-cell>
              <table:table-cell office:value-type="float" office:value="50.0000038146973">
                <text:p>50.0000038146973</text:p>
              </table:table-cell>
              <table:table-cell office:value-type="float" office:value="50.3767242431641">
                <text:p>50.3767242431641</text:p>
              </table:table-cell>
            </table:table-row>
            <table:table-row>
              <table:table-cell office:value-type="string">
                <text:p>Sep-2012</text:p>
              </table:table-cell>
              <table:table-cell office:value-type="float" office:value="36">
                <text:p>36</text:p>
              </table:table-cell>
              <table:table-cell office:value-type="float" office:value="49.7165985107422">
                <text:p>49.7165985107422</text:p>
              </table:table-cell>
            </table:table-row>
            <table:table-row>
              <table:table-cell office:value-type="string">
                <text:p>Oct-2012</text:p>
              </table:table-cell>
              <table:table-cell office:value-type="float" office:value="70">
                <text:p>70</text:p>
              </table:table-cell>
              <table:table-cell office:value-type="float" office:value="49.2935485839844">
                <text:p>49.2935485839844</text:p>
              </table:table-cell>
            </table:table-row>
            <table:table-row>
              <table:table-cell office:value-type="string">
                <text:p>Nov-2012</text:p>
              </table:table-cell>
              <table:table-cell office:value-type="float" office:value="48">
                <text:p>48</text:p>
              </table:table-cell>
              <table:table-cell office:value-type="float" office:value="48.673454284668">
                <text:p>48.673454284668</text:p>
              </table:table-cell>
            </table:table-row>
            <table:table-row>
              <table:table-cell office:value-type="string">
                <text:p>Dec-2012</text:p>
              </table:table-cell>
              <table:table-cell office:value-type="float" office:value="45">
                <text:p>45</text:p>
              </table:table-cell>
              <table:table-cell office:value-type="float" office:value="48.2666244506836">
                <text:p>48.2666244506836</text:p>
              </table:table-cell>
            </table:table-row>
            <table:table-row>
              <table:table-cell office:value-type="string">
                <text:p>Jan-2013</text:p>
              </table:table-cell>
              <table:table-cell office:value-type="float" office:value="62">
                <text:p>62</text:p>
              </table:table-cell>
              <table:table-cell office:value-type="float" office:value="47.6596069335938">
                <text:p>47.6596069335938</text:p>
              </table:table-cell>
            </table:table-row>
            <table:table-row>
              <table:table-cell office:value-type="string">
                <text:p>Feb-2013</text:p>
              </table:table-cell>
              <table:table-cell office:value-type="float" office:value="47">
                <text:p>47</text:p>
              </table:table-cell>
              <table:table-cell office:value-type="float" office:value="47.3301391601563">
                <text:p>47.3301391601563</text:p>
              </table:table-cell>
            </table:table-row>
            <table:table-row>
              <table:table-cell office:value-type="string">
                <text:p>Mar-2013</text:p>
              </table:table-cell>
              <table:table-cell office:value-type="float" office:value="45">
                <text:p>45</text:p>
              </table:table-cell>
              <table:table-cell office:value-type="float" office:value="47.1889266967773">
                <text:p>47.1889266967773</text:p>
              </table:table-cell>
            </table:table-row>
            <table:table-row>
              <table:table-cell office:value-type="string">
                <text:p>Apr-2013</text:p>
              </table:table-cell>
              <table:table-cell office:value-type="float" office:value="41">
                <text:p>41</text:p>
              </table:table-cell>
              <table:table-cell office:value-type="float" office:value="46.7882118225098">
                <text:p>46.7882118225098</text:p>
              </table:table-cell>
            </table:table-row>
            <table:table-row>
              <table:table-cell office:value-type="string">
                <text:p>May-2013</text:p>
              </table:table-cell>
              <table:table-cell office:value-type="float" office:value="51">
                <text:p>51</text:p>
              </table:table-cell>
              <table:table-cell office:value-type="float" office:value="46.4756889343262">
                <text:p>46.4756889343262</text:p>
              </table:table-cell>
            </table:table-row>
            <table:table-row>
              <table:table-cell office:value-type="string">
                <text:p>Jun-2013</text:p>
              </table:table-cell>
              <table:table-cell office:value-type="float" office:value="51">
                <text:p>51</text:p>
              </table:table-cell>
              <table:table-cell office:value-type="float" office:value="46.1389541625977">
                <text:p>46.1389541625977</text:p>
              </table:table-cell>
            </table:table-row>
            <table:table-row>
              <table:table-cell office:value-type="string">
                <text:p>Jul-2013</text:p>
              </table:table-cell>
              <table:table-cell office:value-type="float" office:value="50.0000038146973">
                <text:p>50.0000038146973</text:p>
              </table:table-cell>
              <table:table-cell office:value-type="float" office:value="45.7798538208008">
                <text:p>45.7798538208008</text:p>
              </table:table-cell>
            </table:table-row>
            <table:table-row>
              <table:table-cell office:value-type="string">
                <text:p>Aug-2013</text:p>
              </table:table-cell>
              <table:table-cell office:value-type="float" office:value="43">
                <text:p>43</text:p>
              </table:table-cell>
              <table:table-cell office:value-type="float" office:value="45.6381187438965">
                <text:p>45.6381187438965</text:p>
              </table:table-cell>
            </table:table-row>
            <table:table-row>
              <table:table-cell office:value-type="string">
                <text:p>Sep-2013</text:p>
              </table:table-cell>
              <table:table-cell office:value-type="float" office:value="45">
                <text:p>45</text:p>
              </table:table-cell>
              <table:table-cell office:value-type="float" office:value="44.8442039489746">
                <text:p>44.8442039489746</text:p>
              </table:table-cell>
            </table:table-row>
            <table:table-row>
              <table:table-cell office:value-type="string">
                <text:p>Oct-2013</text:p>
              </table:table-cell>
              <table:table-cell office:value-type="float" office:value="50.0000038146973">
                <text:p>50.0000038146973</text:p>
              </table:table-cell>
              <table:table-cell office:value-type="float" office:value="44.4061317443848">
                <text:p>44.4061317443848</text:p>
              </table:table-cell>
            </table:table-row>
            <table:table-row>
              <table:table-cell office:value-type="string">
                <text:p>Nov-2013</text:p>
              </table:table-cell>
              <table:table-cell office:value-type="float" office:value="44">
                <text:p>44</text:p>
              </table:table-cell>
              <table:table-cell office:value-type="float" office:value="43.9205932617188">
                <text:p>43.9205932617188</text:p>
              </table:table-cell>
            </table:table-row>
            <table:table-row>
              <table:table-cell office:value-type="string">
                <text:p>Dec-2013</text:p>
              </table:table-cell>
              <table:table-cell office:value-type="float" office:value="49">
                <text:p>49</text:p>
              </table:table-cell>
              <table:table-cell office:value-type="float" office:value="43.2851600646973">
                <text:p>43.2851600646973</text:p>
              </table:table-cell>
            </table:table-row>
            <table:table-row>
              <table:table-cell office:value-type="string">
                <text:p>Jan-2014</text:p>
              </table:table-cell>
              <table:table-cell office:value-type="float" office:value="46">
                <text:p>46</text:p>
              </table:table-cell>
              <table:table-cell office:value-type="float" office:value="42.5828704833984">
                <text:p>42.5828704833984</text:p>
              </table:table-cell>
            </table:table-row>
            <table:table-row>
              <table:table-cell office:value-type="string">
                <text:p>Feb-2014</text:p>
              </table:table-cell>
              <table:table-cell office:value-type="float" office:value="40">
                <text:p>40</text:p>
              </table:table-cell>
              <table:table-cell office:value-type="float" office:value="41.840877532959">
                <text:p>41.840877532959</text:p>
              </table:table-cell>
            </table:table-row>
            <table:table-row>
              <table:table-cell office:value-type="string">
                <text:p>Mar-2014</text:p>
              </table:table-cell>
              <table:table-cell office:value-type="float" office:value="50.0000038146973">
                <text:p>50.0000038146973</text:p>
              </table:table-cell>
              <table:table-cell office:value-type="float" office:value="41.4305191040039">
                <text:p>41.4305191040039</text:p>
              </table:table-cell>
            </table:table-row>
            <table:table-row>
              <table:table-cell office:value-type="string">
                <text:p>Apr-2014</text:p>
              </table:table-cell>
              <table:table-cell office:value-type="float" office:value="42">
                <text:p>42</text:p>
              </table:table-cell>
              <table:table-cell office:value-type="float" office:value="40.6097106933594">
                <text:p>40.6097106933594</text:p>
              </table:table-cell>
            </table:table-row>
            <table:table-row>
              <table:table-cell office:value-type="string">
                <text:p>May-2014</text:p>
              </table:table-cell>
              <table:table-cell office:value-type="float" office:value="44">
                <text:p>44</text:p>
              </table:table-cell>
              <table:table-cell office:value-type="float" office:value="39.8470497131348">
                <text:p>39.8470497131348</text:p>
              </table:table-cell>
            </table:table-row>
            <table:table-row>
              <table:table-cell office:value-type="string">
                <text:p>Jun-2014</text:p>
              </table:table-cell>
              <table:table-cell office:value-type="float" office:value="45">
                <text:p>45</text:p>
              </table:table-cell>
              <table:table-cell office:value-type="float" office:value="39.5324325561523">
                <text:p>39.5324325561523</text:p>
              </table:table-cell>
            </table:table-row>
            <table:table-row>
              <table:table-cell office:value-type="string">
                <text:p>Jul-2014</text:p>
              </table:table-cell>
              <table:table-cell office:value-type="float" office:value="42">
                <text:p>42</text:p>
              </table:table-cell>
              <table:table-cell office:value-type="float" office:value="38.9285621643066">
                <text:p>38.9285621643066</text:p>
              </table:table-cell>
            </table:table-row>
            <table:table-row>
              <table:table-cell office:value-type="string">
                <text:p>Aug-2014</text:p>
              </table:table-cell>
              <table:table-cell office:value-type="float" office:value="41">
                <text:p>41</text:p>
              </table:table-cell>
              <table:table-cell office:value-type="float" office:value="38.7912406921387">
                <text:p>38.7912406921387</text:p>
              </table:table-cell>
            </table:table-row>
            <table:table-row>
              <table:table-cell office:value-type="string">
                <text:p>Sep-2014</text:p>
              </table:table-cell>
              <table:table-cell office:value-type="float" office:value="39">
                <text:p>39</text:p>
              </table:table-cell>
              <table:table-cell office:value-type="float" office:value="38.5826187133789">
                <text:p>38.5826187133789</text:p>
              </table:table-cell>
            </table:table-row>
            <table:table-row>
              <table:table-cell office:value-type="string">
                <text:p>Oct-2014</text:p>
              </table:table-cell>
              <table:table-cell office:value-type="float" office:value="44">
                <text:p>44</text:p>
              </table:table-cell>
              <table:table-cell office:value-type="float" office:value="38.9199867248535">
                <text:p>38.9199867248535</text:p>
              </table:table-cell>
            </table:table-row>
            <table:table-row>
              <table:table-cell office:value-type="string">
                <text:p>Nov-2014</text:p>
              </table:table-cell>
              <table:table-cell office:value-type="float" office:value="43">
                <text:p>43</text:p>
              </table:table-cell>
              <table:table-cell office:value-type="float" office:value="37.7293815612793">
                <text:p>37.7293815612793</text:p>
              </table:table-cell>
            </table:table-row>
            <table:table-row>
              <table:table-cell office:value-type="string">
                <text:p>Dec-2014</text:p>
              </table:table-cell>
              <table:table-cell office:value-type="float" office:value="37">
                <text:p>37</text:p>
              </table:table-cell>
              <table:table-cell office:value-type="float" office:value="37.6204719543457">
                <text:p>37.6204719543457</text:p>
              </table:table-cell>
            </table:table-row>
            <table:table-row>
              <table:table-cell office:value-type="string">
                <text:p>Jan-2015</text:p>
              </table:table-cell>
              <table:table-cell office:value-type="float" office:value="41">
                <text:p>41</text:p>
              </table:table-cell>
              <table:table-cell office:value-type="float" office:value="37.6213836669922">
                <text:p>37.6213836669922</text:p>
              </table:table-cell>
            </table:table-row>
            <table:table-row>
              <table:table-cell office:value-type="string">
                <text:p>Feb-2015</text:p>
              </table:table-cell>
              <table:table-cell office:value-type="float" office:value="38">
                <text:p>38</text:p>
              </table:table-cell>
              <table:table-cell office:value-type="float" office:value="36.6997756958008">
                <text:p>36.6997756958008</text:p>
              </table:table-cell>
            </table:table-row>
            <table:table-row>
              <table:table-cell office:value-type="string">
                <text:p>Mar-2015</text:p>
              </table:table-cell>
              <table:table-cell office:value-type="float" office:value="40">
                <text:p>40</text:p>
              </table:table-cell>
              <table:table-cell office:value-type="float" office:value="36.6493492126465">
                <text:p>36.6493492126465</text:p>
              </table:table-cell>
            </table:table-row>
            <table:table-row>
              <table:table-cell office:value-type="string">
                <text:p>Apr-2015</text:p>
              </table:table-cell>
              <table:table-cell office:value-type="float" office:value="39">
                <text:p>39</text:p>
              </table:table-cell>
              <table:table-cell office:value-type="float" office:value="36.6572723388672">
                <text:p>36.6572723388672</text:p>
              </table:table-cell>
            </table:table-row>
            <table:table-row>
              <table:table-cell office:value-type="string">
                <text:p>May-2015</text:p>
              </table:table-cell>
              <table:table-cell office:value-type="float" office:value="43">
                <text:p>43</text:p>
              </table:table-cell>
              <table:table-cell office:value-type="float" office:value="36.8011360168457">
                <text:p>36.8011360168457</text:p>
              </table:table-cell>
            </table:table-row>
            <table:table-row>
              <table:table-cell office:value-type="string">
                <text:p>Jun-2015</text:p>
              </table:table-cell>
              <table:table-cell office:value-type="float" office:value="40">
                <text:p>40</text:p>
              </table:table-cell>
              <table:table-cell office:value-type="float" office:value="36.2465400695801">
                <text:p>36.2465400695801</text:p>
              </table:table-cell>
            </table:table-row>
            <table:table-row>
              <table:table-cell office:value-type="string">
                <text:p>Jul-2015</text:p>
              </table:table-cell>
              <table:table-cell office:value-type="float" office:value="32">
                <text:p>32</text:p>
              </table:table-cell>
              <table:table-cell office:value-type="float" office:value="35.6183662414551">
                <text:p>35.6183662414551</text:p>
              </table:table-cell>
            </table:table-row>
            <table:table-row>
              <table:table-cell office:value-type="string">
                <text:p>Aug-2015</text:p>
              </table:table-cell>
              <table:table-cell office:value-type="float" office:value="36">
                <text:p>36</text:p>
              </table:table-cell>
              <table:table-cell office:value-type="float" office:value="35.0136260986328">
                <text:p>35.0136260986328</text:p>
              </table:table-cell>
            </table:table-row>
            <table:table-row>
              <table:table-cell office:value-type="string">
                <text:p>Sep-2015</text:p>
              </table:table-cell>
              <table:table-cell office:value-type="float" office:value="35">
                <text:p>35</text:p>
              </table:table-cell>
              <table:table-cell office:value-type="float" office:value="34.8589057922363">
                <text:p>34.8589057922363</text:p>
              </table:table-cell>
            </table:table-row>
            <table:table-row>
              <table:table-cell office:value-type="string">
                <text:p>Oct-2015</text:p>
              </table:table-cell>
              <table:table-cell office:value-type="float" office:value="44">
                <text:p>44</text:p>
              </table:table-cell>
              <table:table-cell office:value-type="float" office:value="34.5079574584961">
                <text:p>34.5079574584961</text:p>
              </table:table-cell>
            </table:table-row>
            <table:table-row>
              <table:table-cell office:value-type="string">
                <text:p>Nov-2015</text:p>
              </table:table-cell>
              <table:table-cell office:value-type="float" office:value="35">
                <text:p>35</text:p>
              </table:table-cell>
              <table:table-cell office:value-type="float" office:value="33.7257308959961">
                <text:p>33.7257308959961</text:p>
              </table:table-cell>
            </table:table-row>
            <table:table-row>
              <table:table-cell office:value-type="string">
                <text:p>Dec-2015</text:p>
              </table:table-cell>
              <table:table-cell office:value-type="float" office:value="35">
                <text:p>35</text:p>
              </table:table-cell>
              <table:table-cell office:value-type="float" office:value="33.3573570251465">
                <text:p>33.3573570251465</text:p>
              </table:table-cell>
            </table:table-row>
            <table:table-row>
              <table:table-cell office:value-type="string">
                <text:p>Jan-2016</text:p>
              </table:table-cell>
              <table:table-cell office:value-type="float" office:value="37">
                <text:p>37</text:p>
              </table:table-cell>
              <table:table-cell office:value-type="float" office:value="32.5145454406738">
                <text:p>32.5145454406738</text:p>
              </table:table-cell>
            </table:table-row>
            <table:table-row>
              <table:table-cell office:value-type="string">
                <text:p>Feb-2016</text:p>
              </table:table-cell>
              <table:table-cell office:value-type="float" office:value="36">
                <text:p>36</text:p>
              </table:table-cell>
              <table:table-cell office:value-type="float" office:value="31.8853778839111">
                <text:p>31.8853778839111</text:p>
              </table:table-cell>
            </table:table-row>
            <table:table-row>
              <table:table-cell office:value-type="string">
                <text:p>Mar-2016</text:p>
              </table:table-cell>
              <table:table-cell office:value-type="float" office:value="148">
                <text:p>148</text:p>
              </table:table-cell>
              <table:table-cell office:value-type="float" office:value="31.7277870178223">
                <text:p>31.7277870178223</text:p>
              </table:table-cell>
            </table:table-row>
            <table:table-row>
              <table:table-cell office:value-type="string">
                <text:p>Apr-2016</text:p>
              </table:table-cell>
              <table:table-cell office:value-type="float" office:value="34">
                <text:p>34</text:p>
              </table:table-cell>
              <table:table-cell office:value-type="float" office:value="30.8161430358887">
                <text:p>30.8161430358887</text:p>
              </table:table-cell>
            </table:table-row>
            <table:table-row>
              <table:table-cell office:value-type="string">
                <text:p>May-2016</text:p>
              </table:table-cell>
              <table:table-cell office:value-type="float" office:value="39">
                <text:p>39</text:p>
              </table:table-cell>
              <table:table-cell office:value-type="float" office:value="30.3940677642822">
                <text:p>30.39406776428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